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Typewriter" svg:font-family="'Lucida Sans Typewriter'"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026cm" fo:text-indent="0cm" style:auto-text-indent="false">
        <style:tab-stops>
          <style:tab-stop style:position="7.795cm" style:type="center"/>
          <style:tab-stop style:position="16.007cm" style:type="right"/>
        </style:tab-stops>
      </style:paragraph-properties>
    </style:style>
    <style:style style:name="P2" style:family="paragraph" style:parent-style-name="Rosto_20_2_20_-_20_Título">
      <style:paragraph-properties fo:margin-left="0cm" fo:margin-right="0cm" fo:line-height="100%" fo:text-align="center" style:justify-single-word="false" fo:orphans="0" fo:widows="0" fo:hyphenation-ladder-count="no-limit" fo:text-indent="0cm" style:auto-text-indent="false" style:text-autospace="none" style:punctuation-wrap="simple" style:vertical-align="baseline" style:writing-mode="lr-tb">
        <style:tab-stops>
          <style:tab-stop style:position="4.471cm"/>
          <style:tab-stop style:position="7.011cm"/>
        </style:tab-stops>
      </style:paragraph-properties>
      <style:text-properties fo:hyphenate="true" fo:hyphenation-remain-char-count="2" fo:hyphenation-push-char-count="2"/>
    </style:style>
    <style:style style:name="P3" style:family="paragraph" style:parent-style-name="Contents_20_1">
      <style:text-properties fo:text-transform="uppercase" style:use-window-font-color="true" style:font-name="Arial" fo:font-size="12pt" fo:language="pt" fo:country="BR" fo:font-weight="bold" style:letter-kerning="true" style:font-name-asian="Times New Roman" style:font-size-asian="12pt" style:language-asian="pt" style:country-asian="BR" style:font-name-complex="Arial" style:font-size-complex="12pt" style:language-complex="ar" style:country-complex="SA"/>
    </style:style>
    <style:style style:name="P4" style:family="paragraph" style:parent-style-name="Standard">
      <style:text-properties fo:background-color="#ffff00"/>
    </style:style>
    <style:style style:name="P5" style:family="paragraph" style:parent-style-name="Standard">
      <style:text-properties fo:background-color="transparent"/>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Resumo">
      <style:text-properties fo:background-color="#ffff00"/>
    </style:style>
    <style:style style:name="P8" style:family="paragraph" style:parent-style-name="Referência_20_Bibliográfica">
      <style:text-properties style:font-name="Arial1" fo:font-size="11pt" fo:background-color="#ffff00" style:font-name-asian="Arial1" style:font-size-asian="11pt" style:font-name-complex="Arial1" style:font-size-complex="11pt"/>
    </style:style>
    <style:style style:name="P9" style:family="paragraph" style:parent-style-name="Referência_20_Bibliográfica">
      <style:text-properties style:font-name="Arial1" fo:font-size="11pt" style:font-name-asian="Arial1" style:font-size-asian="11pt" style:font-name-complex="Arial1" style:font-size-complex="11pt"/>
    </style:style>
    <style:style style:name="P10" style:family="paragraph" style:parent-style-name="Epígrafe_20_-_20_autor">
      <style:text-properties fo:background-color="transparent"/>
    </style:style>
    <style:style style:name="P11" style:family="paragraph" style:parent-style-name="Epígrafe_20_geral">
      <style:text-properties fo:background-color="transparent"/>
    </style:style>
    <style:style style:name="P12" style:family="paragraph" style:parent-style-name="Título_20_agradecimentos" style:master-page-name="First_20_Page">
      <style:paragraph-properties style:page-number="auto"/>
    </style:style>
    <style:style style:name="P13" style:family="paragraph" style:parent-style-name="Capa_20_1-_20_Universidade" style:master-page-name="Capa">
      <style:paragraph-properties style:page-number="auto"/>
    </style:style>
    <style:style style:name="P14" style:family="paragraph" style:parent-style-name="Título_20_sem_20_Índice" style:master-page-name="Capa">
      <style:paragraph-properties style:page-number="auto"/>
    </style:style>
    <style:style style:name="P15" style:family="paragraph" style:parent-style-name="Standard">
      <style:text-properties fo:background-color="#ffff00"/>
    </style:style>
    <style:style style:name="P16" style:family="paragraph" style:parent-style-name="Heading_20_1" style:list-style-name="L1"/>
    <style:style style:name="P17" style:family="paragraph" style:parent-style-name="Heading_20_1" style:list-style-name="L1" style:master-page-name="First_20_Page">
      <style:paragraph-properties style:page-number="auto"/>
    </style:style>
    <style:style style:name="P18" style:family="paragraph" style:parent-style-name="Heading_20_1" style:list-style-name="L1" style:master-page-name="First_20_Page">
      <style:paragraph-properties style:page-number="auto"/>
    </style:style>
    <style:style style:name="P19" style:family="paragraph" style:parent-style-name="Heading_20_2" style:list-style-name="L1"/>
    <style:style style:name="P20" style:family="paragraph" style:parent-style-name="Heading_20_2" style:list-style-name="L2"/>
    <style:style style:name="P21" style:family="paragraph" style:parent-style-name="Heading_20_3" style:list-style-name="L2"/>
    <style:style style:name="P22" style:family="paragraph" style:parent-style-name="Heading_20_3" style:list-style-name="L1"/>
    <style:style style:name="P23" style:family="paragraph" style:parent-style-name="Heading_20_4" style:list-style-name="L1"/>
    <style:style style:name="P24" style:family="paragraph" style:parent-style-name="Contents_20_1">
      <style:paragraph-properties>
        <style:tab-stops>
          <style:tab-stop style:position="16cm" style:type="right" style:leader-style="dotted" style:leader-text="."/>
        </style:tab-stops>
      </style:paragraph-properties>
    </style:style>
    <style:style style:name="P25" style:family="paragraph" style:parent-style-name="Contents_20_2">
      <style:paragraph-properties>
        <style:tab-stops>
          <style:tab-stop style:position="16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Título_20_sem_20_número" style:master-page-name="First_20_Page">
      <style:paragraph-properties style:page-number="auto"/>
    </style:style>
    <style:style style:name="P28" style:family="paragraph" style:parent-style-name="Dedicatória" style:master-page-name="First_20_Page">
      <style:paragraph-properties style:page-number="auto"/>
      <style:text-properties fo:background-color="#ffff00"/>
    </style:style>
    <style:style style:name="T1" style:family="text">
      <style:text-properties fo:font-weight="bold" style:font-weight-asian="bold" style:font-weight-complex="bold"/>
    </style:style>
    <style:style style:name="T2" style:family="text">
      <style:text-properties fo:text-transform="uppercase"/>
    </style:style>
    <style:style style:name="T3" style:family="text">
      <style:text-properties fo:text-transform="uppercase" style:font-name="Times New Roman" fo:font-weight="bold" style:font-weight-asian="bold" style:font-name-complex="Times New Roman" style:font-weight-complex="bold" text:display="true"/>
    </style:style>
    <style:style style:name="T4" style:family="text">
      <style:text-properties fo:text-transform="uppercase" style:font-name="Arial1" fo:font-weight="normal" style:font-name-asian="Arial1" style:font-size-asian="11pt" style:font-weight-asian="normal" style:font-name-complex="Arial1" style:font-size-complex="11pt"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Arial1"/>
    </style:style>
    <style:style style:name="T9" style:family="text">
      <style:text-properties style:font-name="Arial1" style:font-name-asian="Arial1" style:font-name-complex="Arial1"/>
    </style:style>
    <style:style style:name="T10" style:family="text">
      <style:text-properties style:font-name="Arial1" fo:font-size="11pt" style:font-name-asian="Arial1" style:font-size-asian="11pt" style:font-name-complex="Arial1" style:font-size-complex="11pt"/>
    </style:style>
    <style:style style:name="T11" style:family="text">
      <style:text-properties style:font-name="Arial1" fo:font-size="11pt" fo:font-weight="bold" style:font-name-asian="Arial1" style:font-size-asian="11pt" style:font-weight-asian="bold" style:font-name-complex="Arial1" style:font-size-complex="11pt" style:font-weight-complex="bold"/>
    </style:style>
    <style:style style:name="T12" style:family="text">
      <style:text-properties style:font-name="Arial1" fo:font-size="11pt" fo:background-color="#ffff00" style:font-name-asian="Arial1" style:font-size-asian="11pt" style:font-name-complex="Arial1" style:font-size-complex="11pt"/>
    </style:style>
    <style:style style:name="T13" style:family="text">
      <style:text-properties style:font-name="Arial1" fo:font-size="11pt" fo:font-weight="normal" style:font-name-asian="Arial1" style:font-size-asian="11pt" style:font-weight-asian="normal" style:font-name-complex="Arial1" style:font-size-complex="11pt" style:font-weight-complex="normal"/>
    </style:style>
    <style:style style:name="T14" style:family="text">
      <style:text-properties style:font-name="Arial1" fo:font-weight="bold" style:font-name-asian="Arial1" style:font-weight-asian="bold" style:font-name-complex="Arial1" style:font-weight-complex="bold"/>
    </style:style>
    <style:style style:name="T15" style:family="text">
      <style:text-properties style:font-name="Arial1" fo:font-weight="bold" style:font-name-asian="Arial1" style:font-size-asian="11pt" style:font-weight-asian="bold" style:font-name-complex="Arial1" style:font-size-complex="11pt" style:font-weight-complex="bold"/>
    </style:style>
    <style:style style:name="T16" style:family="text">
      <style:text-properties style:font-name="Arial1" fo:font-weight="normal" style:font-name-asian="Arial1" style:font-size-asian="11pt" style:font-weight-asian="normal" style:font-name-complex="Arial1" style:font-size-complex="11pt"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style:font-name-asian="Arial1" style:font-size-asian="11pt" style:font-weight-asian="normal" style:font-name-complex="Arial1" style:font-size-complex="11pt" style:font-weight-complex="normal"/>
    </style:style>
    <style:style style:name="T22" style:family="text">
      <style:text-properties style:font-name-asian="Arial1" style:font-name-complex="Arial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199cm"/>
      </text:list-level-style-number>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199cm"/>
      </text:list-level-style-number>
      <text:list-level-style-number text:level="2" text:style-name="Numbering_20_Symbols" style:num-prefix=" " style:num-suffix=" " style:num-format="1" text:start-value="2"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variable-decls>
        <text:variable-decl office:value-type="float" text:name="refHTM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3">Anhanguera Educacional<text:bookmark-start text:name="_Ref516048988"/></text:p>
      <text:p text:style-name="Capa_20_1-_20_Universidade">Faculdade Comunitária de Campinas III</text:p>
      <text:p text:style-name="Capa_20_3_20_-_20_Título">Evolução da Programação Web</text:p>
      <text:p text:style-name="Capa_20_4_20_-_20_Autor">Felipe Micaroni Lalli<text:line-break/>Felippe Franco Bueno<text:line-break/>Guilherme Keese Zacharias</text:p>
      <text:p text:style-name="Capa_20_5_20_-_20_Curso"/>
      <text:p text:style-name="Capa_20_5_20_-_20_Curso">Monografia de Conclusão<text:line-break/>do Curso de Ciência da Computação</text:p>
      <text:p text:style-name="Capa_20_6_20_-_20_Orientador">Profª orientadora: Amanda Meincke Melo</text:p>
      <text:p text:style-name="Capa_20_7_20_-_20_Local_20_e_20_Data">Campinas, agosto de 2008.</text:p>
      <text:p text:style-name="Rosto_20_1_20_-_20_Autor">Felipe Micaroni Lalli<text:line-break/>Felippe Franco Bueno<text:line-break/>Guilherme Keese Zacharias</text:p>
      <text:p text:style-name="P2">Evolução da Programação Web</text:p>
      <text:p text:style-name="Rosto_20_3_20_-_20_Descrição">Trabalho de conclusão de curso<office:annotation><dc:creator>JAnMR</dc:creator><dc:date>2006-08-09T00:00:00</dc:date><text:p>Natureza do trabalho</text:p></office:annotation> apresentado como parte das atividades para obtenção do título de cientista da computação<office:annotation><dc:creator>JAnMR</dc:creator><dc:date>2006-08-09T00:00:00</dc:date><text:p>Objetivo</text:p></office:annotation>, do curso de Ciência da Computação da Faculdade Comunitária de Campinas da rede Anhanguera Educacional<office:annotation><dc:creator>JAnMR</dc:creator><dc:date>2006-08-09T00:00:00</dc:date><text:p>Instituição</text:p></office:annotation>.</text:p>
      <text:p text:style-name="Rosto_20_4_20_-_20_orientador">Profª orientadora: Amanda Meincke Melo</text:p>
      <text:p text:style-name="Capa_20_7_20_-_20_Local_20_e_20_Data">Campinas, 2008</text:p>
      <text:p text:style-name="P28">Dedicamos este trabalho à Fulano, Cicrano e Beltrano.</text:p>
      <text:p text:style-name="P12">Agradecimentos<text:span text:style-name="Ref._20_de_20_comentário"><text:span text:style-name="T3"><office:annotation><dc:creator>JAnMR</dc:creator><dc:date>2005-11-09T00:00:00</dc:date><text:p>Os títulos que não têm numeração e não </text:p><text:p>entram no índice (Abstract, </text:p><text:p>Agradecimentos, Introdução, Sumário,</text:p><text:p>Bibliografia e Anexos) são formatados </text:p><text:p>com o estilo “Título sem número”.</text:p><text:p/><text:p>---- JAnMR, 12/06/2006, 20:15 ----</text:p><text:p/></office:annotation></text:span></text:span></text:p>
      <text:p text:style-name="Text_20_body">A realização deste TCC só foi possível pelo concurso de inúmeras pessoas e instituições. A todos manifestamos nossa gratidão, em especial:</text:p>
      <text:p text:style-name="P4">à profª Letícia bla bla bla</text:p>
      <text:p text:style-name="P4">à profª Amanda bla blo blu</text:p>
      <text:p text:style-name="P4">aos professores bla bla bla</text:p>
      <text:p text:style-name="P4">aos nossos colegas bla bla bla</text:p>
      <text:p text:style-name="P11">O impacto da revolução das tecnologias de informação na história está criando uma nova civilização</text:p>
      <text:p text:style-name="P10">Alvin Toffler</text:p>
      <text:p text:style-name="Título_20_Resumo">RESUMO</text:p>
      <text:p text:style-name="Resumo">A evolução da Internet está diretamente ligada à evolução da computação: tanto na parte tecnológica de <text:span text:style-name="T5">hardware</text:span> como de <text:span text:style-name="T5">software</text:span>. A pesquisa deste TCC está centrada na história da programação para web, i. e., a forma como ocorreu a evolução tecnológica dos <text:span text:style-name="T5">softwares</text:span>, ferramentas e linguagens utilizadas ao longo do tempo no desenvolvimento de aplicações para a Internet. Define-se por <text:span text:style-name="T5">web</text:span> o conjunto de documentos multimídias, estáticos e dinâmicos, disponíveis através da Internet e acessíveis através de um navegador web.</text:p>
      <text:p text:style-name="P7">(MODIFICAR OU EXPANDIR O RESUMO APÓS O TÉRMINO DO TRABALHO)</text:p>
      <text:p text:style-name="Resumo">Palavras-chave: evolução, web, internet, www, história, programação, desenvolvimento, web 2.0, <text:s/><text:span text:style-name="T19">HTML, CSS, XML, LaTeX, Javascript, ActiveX, Flash, Shockwave, Silverlight, Applet, CGI, C, C++, Visual Basic, Perl, PHP, ASP, JSP, Servlet, JSF, Ruby, SISCweb, Ajax, RSS, IM, P2P.</text:span></text:p>
      <text:p text:style-name="Título_20_sem_20_Índice">Abstract</text:p>
      <text:p text:style-name="P7">(resumo em inglês, deixar por último)</text:p>
      <text:p text:style-name="P7">Não se esquecer também de clicar em Ferramentas → Atualizar → Atualizar tudo antes de finalizar o documento para que as referências sejam corrigidas.</text:p>
      <text:p text:style-name="P14">Lista de ilustrações</text:p>
      <text:p text:style-name="Título_20_Sumário">Sumário</text:p>
      <text:table-of-content text:style-name="Sect1" text:name="Sumário2">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Título_20_sem_20_número"/>
          </text:index-source-styles>
        </text:table-of-content-source>
        <text:index-body>
          <text:p text:style-name="P24">Introdução<text:tab/>8</text:p>
          <text:p text:style-name="P24"><text:a xlink:type="simple" xlink:href="#1.Uma Breve História da Internet|outline" text:style-name="Internet_20_link" text:visited-style-name="Internet_20_link"><text:s/>1 Uma Breve História da Internet<text:tab/>10</text:a></text:p>
          <text:p text:style-name="P25"><text:a xlink:type="simple" xlink:href="#1.1.Surgimento no meio militar e expansão para o meio acadêmico|outline" text:style-name="Internet_20_link" text:visited-style-name="Internet_20_link"><text:s/>1.1 Surgimento no meio militar e expansão para o meio acadêmico<text:tab/>10</text:a></text:p>
          <text:p text:style-name="P26"><text:a xlink:type="simple" xlink:href="#1.1.1.A Internet no Brasil|outline" text:style-name="Internet_20_link" text:visited-style-name="Internet_20_link"><text:s/>1.2.1 A Internet no Brasil<text:tab/>10</text:a></text:p>
          <text:p text:style-name="P25"><text:a xlink:type="simple" xlink:href="#1.2.Expansão para o público geral: nascimento da web|outline" text:style-name="Internet_20_link" text:visited-style-name="Internet_20_link"><text:s/>1.3 Expansão para o público geral: nascimento da web<text:tab/>11</text:a></text:p>
          <text:p text:style-name="P24"><text:a xlink:type="simple" xlink:href="#2.Aplicações Práticas da Internet|outline" text:style-name="Internet_20_link" text:visited-style-name="Internet_20_link"><text:s/>2 Aplicações Práticas da Internet<text:tab/>12</text:a></text:p>
          <text:p text:style-name="P25"><text:a xlink:type="simple" xlink:href="#2.1.Publicação de informação|outline" text:style-name="Internet_20_link" text:visited-style-name="Internet_20_link"><text:s/>2.1 Publicação de informação<text:tab/>12</text:a></text:p>
          <text:p text:style-name="P25"><text:a xlink:type="simple" xlink:href="#2.2.Troca de informações|outline" text:style-name="Internet_20_link" text:visited-style-name="Internet_20_link"><text:s/>2.2 Troca de informações<text:tab/>12</text:a></text:p>
          <text:p text:style-name="P25"><text:a xlink:type="simple" xlink:href="#2.3.Comércio em geral|outline" text:style-name="Internet_20_link" text:visited-style-name="Internet_20_link"><text:s/>2.3 Comércio em geral<text:tab/>12</text:a></text:p>
          <text:p text:style-name="P25"><text:a xlink:type="simple" xlink:href="#2.4.Entretenimento|outline" text:style-name="Internet_20_link" text:visited-style-name="Internet_20_link"><text:s/>2.4 Entretenimento<text:tab/>12</text:a></text:p>
          <text:p text:style-name="P24"><text:a xlink:type="simple" xlink:href="#3.Evolução dos Conceitos e Tecnologias|outline" text:style-name="Internet_20_link" text:visited-style-name="Internet_20_link"><text:s/>3 Evolução dos Conceitos e Tecnologias<text:tab/>13</text:a></text:p>
          <text:p text:style-name="P25"><text:a xlink:type="simple" xlink:href="#3.1.Necessidade de padrões|outline" text:style-name="Internet_20_link" text:visited-style-name="Internet_20_link"><text:s/>3.1 Necessidade de padrões<text:tab/>13</text:a></text:p>
          <text:p text:style-name="P25"><text:a xlink:type="simple" xlink:href="#3.2.Evolução dos navegadores web|outline" text:style-name="Internet_20_link" text:visited-style-name="Internet_20_link"><text:s/>3.2 Evolução dos navegadores web<text:tab/>13</text:a></text:p>
          <text:p text:style-name="P25"><text:a xlink:type="simple" xlink:href="#3.3.Evolução dos conceitos envolvidos|outline" text:style-name="Internet_20_link" text:visited-style-name="Internet_20_link"><text:s/>3.3 Evolução dos conceitos envolvidos<text:tab/>13</text:a></text:p>
          <text:p text:style-name="P26"><text:a xlink:type="simple" xlink:href="#3.3.1.Conteúdo estático|outline" text:style-name="Internet_20_link" text:visited-style-name="Internet_20_link"><text:s/>3.3.1 Conteúdo estático<text:tab/>13</text:a></text:p>
          <text:p text:style-name="P26"><text:a xlink:type="simple" xlink:href="#3.3.2.Conteúdo dinâmico e internativo|outline" text:style-name="Internet_20_link" text:visited-style-name="Internet_20_link"><text:s/>3.3.2 Conteúdo dinâmico e internativo<text:tab/>13</text:a></text:p>
          <text:p text:style-name="P26"><text:a xlink:type="simple" xlink:href="#3.3.3.Conteúdo colaborativo (web 2.0)|outline" text:style-name="Internet_20_link" text:visited-style-name="Internet_20_link"><text:s/>3.3.3 Conteúdo colaborativo (web 2.0)<text:tab/>13</text:a></text:p>
          <text:p text:style-name="P25"><text:a xlink:type="simple" xlink:href="#3.4.Programação web (Cliente e Servidor)|outline" text:style-name="Internet_20_link" text:visited-style-name="Internet_20_link"><text:s/>3.4 Programação web (Cliente e Servidor)<text:tab/>13</text:a></text:p>
          <text:p text:style-name="P26"><text:a xlink:type="simple" xlink:href="#3.4.1.Executada no lado do cliente|outline" text:style-name="Internet_20_link" text:visited-style-name="Internet_20_link"><text:s/>3.4.1 Executada no lado do cliente<text:tab/>13</text:a></text:p>
          <text:p text:style-name="P26"><text:a xlink:type="simple" xlink:href="#3.4.2.Executada no lado do servidor|outline" text:style-name="Internet_20_link" text:visited-style-name="Internet_20_link"><text:s/>3.4.2 Executada no lado do servidor<text:tab/>15</text:a></text:p>
          <text:p text:style-name="P26"><text:a xlink:type="simple" xlink:href="#3.4.3.Execução mista|outline" text:style-name="Internet_20_link" text:visited-style-name="Internet_20_link"><text:s/>3.4.3 Execução mista<text:tab/>16</text:a></text:p>
          <text:p text:style-name="P26"><text:a xlink:type="simple" xlink:href="#3.4.4.Aplicativos não web: IM, P2P|outline" text:style-name="Internet_20_link" text:visited-style-name="Internet_20_link"><text:s/>3.4.4 Aplicativos não web: IM, P2P<text:tab/>16</text:a></text:p>
          <text:p text:style-name="P25"><text:a xlink:type="simple" xlink:href="#3.5.Linha do tempo|outline" text:style-name="Internet_20_link" text:visited-style-name="Internet_20_link"><text:s/>3.5 Linha do tempo<text:tab/>16</text:a></text:p>
          <text:p text:style-name="P24"><text:a xlink:type="simple" xlink:href="#4.Considerações finais|outline" text:style-name="Internet_20_link" text:visited-style-name="Internet_20_link"><text:s/>4 Considerações finais<text:tab/>17</text:a></text:p>
          <text:p text:style-name="P24">Glossário<text:tab/>18</text:p>
          <text:p text:style-name="P24">Referências bibliográficas<text:tab/>19</text:p>
        </text:index-body>
      </text:table-of-content>
      <text:p text:style-name="P3"/>
      <text:p text:style-name="Título_20_sem_20_número">Introdução<text:span text:style-name="Ref._20_de_20_comentário"><text:span text:style-name="T3"><office:annotation><dc:creator>JAnMR</dc:creator><dc:date>2005-11-09T00:00:00</dc:date><text:p>Imediatamente antes dos títulos de capítulo </text:p><text:p>(à esquerda deles) deve haver </text:p><text:p>quebra de página. No Openoffice, </text:p><text:p>alguns estilos de parágrafos </text:p><text:p>sempre abrem nova página.</text:p><text:p>---- JAnMR, 12/06/2006, 22:41 ----</text:p><text:p/></office:annotation></text:span></text:span></text:p>
      <text:p text:style-name="Standard"><office:annotation><dc:date>2008-05-26T00:00:00</dc:date><text:p>Esta pesquisa pretende mostrar que [ ... ] através de [ ... ] conforme concepções apresentadas por  [ ... ] . Para isso, articulamos o conceito de  [ ... ]  com o conceito de  [ ... ] . Fizemos pesquisas de recepção conforme  [ ... ] . Articulamos os resultados a partir de idéias de  [ ... ] . “Neste primeiro parágrafo você deve deixar completamente claro o que pretende com o trabalho. A introdução é redigida depois de escrito todo o trabalho porque, no decorrer da pesquisa, algumas coisas podem ser modificadas em relação ao projeto original”. </text:p><text:p>“Depois, em vários parágrafos, você deve falar sobre a problematização, a contextualização histórica, a revisão bibliográfica, os objetivos, a justificativa, a metodologia. As conclusões, evidentemente, devem ficar no capítulo Considerações Finais, para que o leitor não perca o interesse pelo seu trabalho . Toda a introdução é feita sem subtítulos, em texto normal”.</text:p></office:annotation>Este <text:span text:style-name="T17">trabalho de conclusão de curso</text:span> (TCC) registra de forma breve a <text:span text:style-name="T1">evolução da programação web</text:span><text:span text:style-name="T1"><text:note text:id="ftn1" text:note-class="footnote"><text:note-citation>1</text:note-citation><text:note-body><text:p text:style-name="Footnote">web – V. definição no <text:reference-ref text:reference-format="text" text:ref-name="glossario">Glossário</text:reference-ref> (pág. <text:reference-ref text:reference-format="page" text:ref-name="glossario">18</text:reference-ref>)</text:p></text:note-body></text:note></text:span> ao longo do tempo, desde o início da Internet<text:note text:id="ftn2" text:note-class="footnote"><text:note-citation>2</text:note-citation><text:note-body><text:p text:style-name="Footnote">Internet – V. definição no <text:reference-ref text:reference-format="text" text:ref-name="glossario">Glossário</text:reference-ref></text:p></text:note-body></text:note> até os dias de hoje. Esse registro é feito com uma breve explicação das principais soluções<text:note text:id="ftn3" text:note-class="footnote"><text:note-citation>3</text:note-citation><text:note-body><text:p text:style-name="Footnote">As soluções mais utilizadas ou mais recomendadas na época</text:p></text:note-body></text:note> de <text:span text:style-name="T5">software </text:span><text:span text:style-name="T17">e técnicas de programação</text:span> que surgiam em cada situação de acordo com as necessidades e limitações tecnológicas de cada época.</text:p>
      <text:p text:style-name="Standard">A evolução da Internet e da interatividade web está diretamente ligada à evolução da computação: tanto na parte tecnológica de <text:span text:style-name="T5">hardware</text:span> como na de <text:span text:style-name="T5">software</text:span><text:span text:style-name="T17"> [</text:span><text:span text:style-name="T17"><text:reference-ref text:reference-format="text" text:ref-name="ref-evolucweb7">7</text:reference-ref></text:span><text:span text:style-name="T17">, </text:span><text:span text:style-name="T17"><text:reference-ref text:reference-format="text" text:ref-name="ref-evolucweb8">8</text:reference-ref></text:span><text:span text:style-name="T17">]</text:span>. Criada inicialmente para fins militares, passou a ser utilizada no meio acadêmico [<text:reference-ref text:reference-format="text" text:ref-name="ref-gromov9">9</text:reference-ref>, <text:reference-ref text:reference-format="text" text:ref-name="ref-historia-net10">10</text:reference-ref>] e depois, com o avanço da tecnologia e sua popularização, atinge hoje cerca de 1,4 bilhão de usuários ou 21,9% dos lares do mundo todo de acordo com estimativa da <text:span text:style-name="T5">Internet World Stats </text:span><text:span text:style-name="T17">de junho de 2008 [</text:span><text:span text:style-name="T17"><text:reference-ref text:reference-format="text" text:ref-name="ref-webstats11">11</text:reference-ref></text:span><text:span text:style-name="T17">]</text:span>. O <text:span text:style-name="T1">capítulo 1 – Uma breve história da Internet</text:span> expõe uma visão geral dos fatos históricos mundiais que cercaram o surgimento da Internet e a forma como ela se desenvolveu até os dias de hoje.</text:p>
      <text:p text:style-name="Standard">A web é útil para inúmeras aplicações, como publicações de todo tipo de informação, “cartão de visita” comercial ou pessoal, troca de mensagens (e-mails, IM), redes sociais, entretenimento, comércio eletrônico, transações bancárias, trocas de arquivos multimídias, transmissões de vídeos gravados e ao vivo (<text:span text:style-name="T5">livecast</text:span>), fonte de notícias etc. [<text:reference-ref text:reference-format="text" text:ref-name="ref-cetic14">14</text:reference-ref>, <text:reference-ref text:reference-format="text" text:ref-name="ref-uso15">15</text:reference-ref>]. O <text:span text:style-name="T1">capítulo 2 – Aplicações práticas da Internet</text:span> lista e explica de forma geral esses recursos conhecidos para a Internet. Com a popularização da Internet [<text:reference-ref text:reference-format="text" text:ref-name="ref-cetic13">13</text:reference-ref>, <text:reference-ref text:reference-format="text" text:ref-name="ref-cetic14">14</text:reference-ref>], a web tem se tornado cada vez mais dinâmica, interativa e mais fácil para quem produz conteúdo. A principal característica da web 2.0<text:span text:style-name="T8"><text:note text:id="ftn4" text:note-class="footnote"><text:note-citation text:label="Δ">Δ</text:note-citation><text:note-body><text:p text:style-name="Footnote">web 2.0 e web 3.0 – V. definição no <text:reference-ref text:reference-format="text" text:ref-name="glossario">Glossário</text:reference-ref></text:p></text:note-body></text:note></text:span> é a da <text:span text:style-name="T5">colaboratividade</text:span><text:span text:style-name="T17"> [</text:span><text:span text:style-name="T17"><text:reference-ref text:reference-format="text" text:ref-name="ref-web2-17">17</text:reference-ref></text:span><text:span text:style-name="T17">, </text:span><text:span text:style-name="T17"><text:reference-ref text:reference-format="text" text:ref-name="ref-ross-18">18</text:reference-ref></text:span><text:span text:style-name="T17">]</text:span>. E alguns autores já falam sobre o conceito de “web 3.0”, mas não há consenso muito claro sobre o que seria sua principal característica [<text:reference-ref text:reference-format="text" text:ref-name="ref-gary12">12</text:reference-ref>, <text:reference-ref text:reference-format="text" text:ref-name="ref-epoca16">16</text:reference-ref>].</text:p>
      <text:p text:style-name="P4">(INCLUSÃO DE REFERÊNCIAS PAREI AQUI, 27-ago-2008)</text:p>
      <text:p text:style-name="Standard"><text:span text:style-name="T17">O </text:span><text:span text:style-name="T18">capítulo 3 – Evolução dos conceitos e tecnologias</text:span><text:span text:style-name="T17"> é foco deste trabalho, trata das tecnologias envolvidas, explicando e encaixando-as na linha da evolução da web.</text:span></text:p>
      <text:p text:style-name="Standard"><text:soft-page-break/><text:span text:style-name="T17">O </text:span><text:span text:style-name="T18">capítulo 3.1 – Necessidade de padrões: surgimento da web</text:span><text:span text:style-name="T17"> detalha a necessidade de padrões internacionais para a integração das tecnologias que foram surgindo e o </text:span><text:span text:style-name="T18">capítulo 3.2 – Evolução dos navegadores web</text:span><text:span text:style-name="T19"> mostra como os navegadores foram se adaptando aos novos padrões e integrando novas funcionalidades.</text:span></text:p>
      <text:p text:style-name="Standard"><text:span text:style-name="T19">O </text:span><text:span text:style-name="T18">capítulo 3.3 – Evolução dos conceitos envolvidos</text:span><text:span text:style-name="T19"> separa a evolução da web em níveis de interatividade do usuário com a web: do conteúdo estático (sites de “cartão de visita” comercial ou pessoal), passando pelo conteúdo dinâmico simples (comércio eletrônico, blogs, notícias etc.) até o que se chama hoje de “web 2.0”, ou seja: boa parte do conteúdo é gerado pelo próprio internauta: Youtube, Flickr, transmissão ao vivo, Wikipédia, Wikimedia Commons, sistemas wikis em geral, notícias etc. Há ainda uma previsão sobre “web 3.0” imaginada por alguns autores.</text:span></text:p>
      <text:p text:style-name="Standard"><text:span text:style-name="T19">Para finalizar o capítulo 3, o </text:span><text:span text:style-name="T18">cap. 3.4 – Programação web (Cliente e Servidor)</text:span><text:span text:style-name="T19"> fala um pouco sobre cada tecnologia: HTML, CSS</text:span><text:span text:style-name="T19"><text:note text:id="ftn5" text:note-class="footnote"><text:note-citation>4</text:note-citation><text:note-body><text:p text:style-name="Footnote">CSS – V. definição no <text:reference-ref text:reference-format="text" text:ref-name="glossario">Glossário</text:reference-ref> (pág. <text:reference-ref text:reference-format="page" text:ref-name="glossario">18</text:reference-ref>)</text:p></text:note-body></text:note></text:span><text:span text:style-name="T19">, XML, LaTeX, Javascript, ActiveX, Flash, Shockwave, Silverlight, Applet, CGI, C, C++, Visual Basic, Perl, PHP, ASP, JSP, Servlet, JSF, Ruby, SISCweb, Ajax, RSS, IM, P2P etc.</text:span><text:span text:style-name="T19"><office:annotation><dc:date>2008-05-26T00:00:00</dc:date><text:p>Assim que tivermos noções melhores das datas, talvez seja legal colocar aqui também.</text:p></office:annotation></text:span></text:p>
      <text:p text:style-name="P6">Não serão apresentadas todas as tecnologias existentes, mas somente as mais importantes. Também não é objetivo deste TCC ensinar e nem aprofundar no funcionamento das linguagens e ferramentas utilizadas, mas é principalmente contextualizar sua existência na linha do tempo, explicando por qual motivo surgiu e por qual motivo eventualmente se tornou ultrapassada, dando lugar a uma nova tecnologia. E, ainda, associar cada solução com um determinado tipo de problema diferente. Na programação web não é possível falar de uma “linguagem definitiva” ou de uma “única tecnologia atual”. A programação web sempre foi (e é cada vez mais) a integração de diversas tecnologias, sendo cada uma mais adequada para cada tipo específico de necessidade. A integração das tecnologias também é explicada durante os capítulos.</text:p>
      <text:p text:style-name="Standard"><text:span text:style-name="T19">O </text:span><text:span text:style-name="T18">capítulo 3.5</text:span><text:span text:style-name="T19"> é uma visão geral cronológica das tecnologias.</text:span></text:p>
      <text:list text:style-name="L1">
        <text:list-item text:start-value="1">
          <text:h text:style-name="P17" text:outline-level="1" text:restart-numbering="true" text:start-value="1"><text:reference-mark-start text:name="cap.História Internet"/>Uma Breve História da Internet<text:reference-mark-end text:name="cap.História Internet"/><office:annotation><dc:creator>JAnMR</dc:creator><dc:date>2006-06-12T00:00:00</dc:date><text:p>Os capítulos são numerados a partir do </text:p><text:p>capítulo 1. A Introdução não é numerada.</text:p><text:p>---- JAnMR, 23/07/2006, 03:19 ----</text:p></office:annotation></text:h>
        </text:list-item>
      </text:list>
      <text:p text:style-name="P4"><text:bookmark-end text:name="_Ref516048988"/>SEGUE RASCUNHO, REVISAR TEXTO E INCLUIR REFERÊNCIAS</text:p>
      <text:list text:style-name="L1" text:continue-numbering="true">
        <text:list-item>
          <text:list text:continue-numbering="true">
            <text:list-item>
              <text:h text:style-name="P19" text:outline-level="2">Surgimento no meio militar e expansão para o meio acadêmico</text:h>
            </text:list-item>
          </text:list>
        </text:list-item>
      </text:list>
      <text:p text:style-name="P5">A internet nasceu com uma proposta de comunicação militar nos Estados Unidos na época da Guerra Fria. Esta rede foi chamada de ARPANET, criada em 1969 pela empresa ARPA (Advanced Research and Projects Agency).</text:p>
      <text:p text:style-name="P5">Os Estados Unidos já possuíam uma comunicação parecida porém muito vulnerável na Guerra Fria pois todos os dados passavam pelo computador central do Pentágono, caso a URSS resolvesse atacar o Pentágono destruiria toda a comunicação da rede.</text:p>
      <text:p text:style-name="P5">Devido a esse grande risco nasceu a ARPANET, com um <text:span text:style-name="T5">back-bone</text:span> que passava por baixo da terra. Este ligava os militares e pesquisadores sem uma central ou uma única rota para as informações, tornando-se assim uma rede distribuída bem mais segura. </text:p>
      <text:p text:style-name="P5">No final dos anos 70 a ARPANET cresceu tanto que o seu tipo de protocolo NCP (Network Control Protocol) não atendia mais a demanda de usuários. Foi quando este protocolo foi substituído por um novo protocolo: o TCP/IP (Transfer Control Protocol / Internet Protocol) que permitia o crescimento praticamente ilimitado da rede.</text:p>
      <text:p text:style-name="P5">Por volta de julho de 1995 já havia mais de seis milhões de computadores conectados permanentemente na rede, além dos dispositivos móveis e <text:span text:style-name="T5">desktops</text:span> que ficavam conectados momentaneamente.</text:p>
      <text:list text:style-name="L2">
        <text:list-item>
          <text:list>
            <text:list-item>
              <text:list>
                <text:list-item>
                  <text:h text:style-name="P21" text:outline-level="3">A Internet no Brasil</text:h>
                </text:list-item>
              </text:list>
            </text:list-item>
          </text:list>
        </text:list-item>
      </text:list>
      <text:p text:style-name="P5">A RNP (Rede Nacional de Pesquisa), uma operação acadêmica subordinada a oMCT (Ministério de Ciência e Tecnologia) trouxe em 1991 a internet no Brasil, esta que é a até hoje o back-bone principal e abrange instituições e centros de pesquisa como FAPESP, FAPEPJ, FAPEMIG entre outros, além de universidades, laboratórios, etc.</text:p>
      <text:p text:style-name="P5">A EMBRATEL no final do ano de 1994 dá inicio a um serviço experimental <text:s/>a fim de conhecer melhor a internet e em 1995 pela iniciativa do Ministério das Telecomunicações e <text:soft-page-break/>Ministério da Ciência e Tecnologia é liberado ao setor privado o uso da Internet para exploração comercial da população brasileira.</text:p>
      <text:p text:style-name="P4">http://kplus.cosmo.com.br/materia.asp?co=11&amp;rv=Vivencia</text:p>
      <text:p text:style-name="P4">http://elitenegra.blogspot.com/2008/07/nova-lei-digital-uma-ameaa.html</text:p>
      <text:p text:style-name="P4">Fonte Estatísticas: http://www.isc.org/index.pl?/ops/ds/ (Não foram utilizados)</text:p>
      <text:list text:style-name="L2" text:continue-numbering="true">
        <text:list-item>
          <text:list text:continue-numbering="true">
            <text:list-item>
              <text:h text:style-name="P20" text:outline-level="2">Expansão para o público geral: nascimento da web</text:h>
            </text:list-item>
          </text:list>
        </text:list-item>
      </text:list>
      <text:p text:style-name="P5">Criada em 1989 por Sir Timothy John Berners-Lee, a <text:span text:style-name="T1">web</text:span> ou WWW (Word Wide Web) “teia do tamanho do mundo”, é a plataforma multimídia e interativa que tornou a internet popular fora dos meios acadêmicos e de pesquisa.</text:p>
      <text:p text:style-name="P5">A W3C (World Wide Web Consortium), orgão responsável pela padronização do código existente na web também foi criada por este cientista e pesquisador do MIT. As criações e idéias deste pesquisador viabilizaram o surgimento de conceitos e especificações de URL (Uniform Resource Locator), HTTP e da linguagem HTML.</text:p>
      <text:p text:style-name="P5">Tudo isso começou no meio acadêmico quando Berners-Lee buscava um jeito mais prático e fácil de compartilhar informações com outros pesquisadores e resolveu então adotar um conceito já existente de hipertexto e deu início ao projeto chamado Enquire, que mais tarde passou a se chamar WWW.</text:p>
      <text:p text:style-name="P5">Berners-Lee foi condecorado com uma série de premiações e homenagens pela sua criação, esta que curiosamente não foi patenteada por ele, o físico garante que não se arrepende da sua decisão, que poderia tê-lo tornado biliardário.</text:p>
      <text:p text:style-name="P5">Atualmente o físico se dedica a evoluir ainda mais a rede à frente de um projeto de “web semântica”.</text:p>
      <text:p text:style-name="P4">http://idgnow.uol.com.br/10anos/2007/07/07/tim_berners_lee/</text:p>
      <text:p text:style-name="P4">http://veja.abril.com.br/especiais/tecnologia_2006/p_040.html</text:p>
      <text:list text:style-name="L1" text:continue-numbering="true">
        <text:list-item>
          <text:h text:style-name="P17" text:outline-level="1">Aplicações Práticas da Internet</text:h>
        </text:list-item>
      </text:list>
      <text:p text:style-name="Standard">Bla bla bla.</text:p>
      <text:p text:style-name="P4">SEGUE RASCUNHO (retirado da introdução, precisa ser reescrito)</text:p>
      <text:p text:style-name="Standard">Mesmo que na maioria das vezes oculta para o usuário final, toda essa facilidade depende da capacidade do <text:span text:style-name="T5">hardware</text:span> (velocidade, disponibilidade e confiança da rede, por exemplo) e de uma engenharia de <text:span text:style-name="T5">software</text:span> (capacidade e confiabilidade do <text:span text:style-name="T5">software</text:span><text:span text:style-name="T17">, facilidade de uso de ferramentas para a produção de conteúdo, integração entre as tecnologias etc).</text:span></text:p>
      <text:p text:style-name="Standard"><text:span text:style-name="T17">A tendência é que seja cada vez mais fácil produzir conteúdos estáticos e até dinâmicos, conforme as próprias linguagens de programação se adaptam à realidade web e novas linguagens e scripts surgem com o objetivo de popularizar também cada vez mais a parte da </text:span><text:span text:style-name="T5">programação web</text:span><text:span text:style-name="T17">.</text:span></text:p>
      <text:list text:style-name="L1" text:continue-numbering="true">
        <text:list-item>
          <text:list text:continue-numbering="true">
            <text:list-item>
              <text:h text:style-name="P19" text:outline-level="2">Publicação de informação</text:h>
            </text:list-item>
          </text:list>
        </text:list-item>
      </text:list>
      <text:p text:style-name="Standard">Técnica ou científica, “cartão de visista” de instituições, blogs especializados etc.</text:p>
      <text:list text:style-name="L1" text:continue-numbering="true">
        <text:list-item>
          <text:list text:continue-numbering="true">
            <text:list-item>
              <text:h text:style-name="P19" text:outline-level="2">Troca de informações</text:h>
            </text:list-item>
          </text:list>
        </text:list-item>
      </text:list>
      <text:p text:style-name="Standard">Email, fórum, chat, IM, redes sociais etc.</text:p>
      <text:list text:style-name="L1" text:continue-numbering="true">
        <text:list-item>
          <text:list text:continue-numbering="true">
            <text:list-item>
              <text:h text:style-name="P19" text:outline-level="2">Comércio em geral</text:h>
            </text:list-item>
          </text:list>
        </text:list-item>
      </text:list>
      <text:p text:style-name="Standard">E-commerce, publicidade etc.</text:p>
      <text:list text:style-name="L1" text:continue-numbering="true">
        <text:list-item>
          <text:list text:continue-numbering="true">
            <text:list-item>
              <text:h text:style-name="P19" text:outline-level="2">Entretenimento</text:h>
            </text:list-item>
          </text:list>
        </text:list-item>
      </text:list>
      <text:p text:style-name="Standard">Fotos, vídeos, galerias de arte, páginas pessoais, jogos etc.</text:p>
      <text:list text:style-name="L1" text:continue-numbering="true">
        <text:list-item>
          <text:h text:style-name="P16" text:outline-level="1">Evolução dos Conceitos e Tecnologias</text:h>
          <text:list>
            <text:list-item>
              <text:h text:style-name="P19" text:outline-level="2">Necessidade de padrões</text:h>
            </text:list-item>
          </text:list>
        </text:list-item>
      </text:list>
      <text:p text:style-name="Standard">HTTP, HyperText, HTML, multimídia etc.</text:p>
      <text:list text:style-name="L1" text:continue-numbering="true">
        <text:list-item>
          <text:list text:continue-numbering="true">
            <text:list-item>
              <text:h text:style-name="P19" text:outline-level="2">Evolução dos navegadores web</text:h>
            </text:list-item>
          </text:list>
        </text:list-item>
      </text:list>
      <text:p text:style-name="Standard">Mosaic, Netscape Navigator, Spyglass, Internet Explorer, Opera, Firefox, SeaMonkey, Safari etc.</text:p>
      <text:list text:style-name="L1" text:continue-numbering="true">
        <text:list-item>
          <text:list text:continue-numbering="true">
            <text:list-item>
              <text:h text:style-name="P19" text:outline-level="2">Evolução dos conceitos envolvidos</text:h>
            </text:list-item>
          </text:list>
        </text:list-item>
      </text:list>
      <text:p text:style-name="Standard">Bla bla bla.</text:p>
      <text:list text:style-name="L1" text:continue-numbering="true">
        <text:list-item>
          <text:list text:continue-numbering="true">
            <text:list-item>
              <text:list text:continue-numbering="true">
                <text:list-item>
                  <text:h text:style-name="P22" text:outline-level="3">Conteúdo estático</text:h>
                </text:list-item>
              </text:list>
            </text:list-item>
          </text:list>
        </text:list-item>
      </text:list>
      <text:p text:style-name="Standard">Bla bla bla.</text:p>
      <text:list text:style-name="L1" text:continue-numbering="true">
        <text:list-item>
          <text:list text:continue-numbering="true">
            <text:list-item>
              <text:list text:continue-numbering="true">
                <text:list-item>
                  <text:h text:style-name="P22" text:outline-level="3">Conteúdo dinâmico e internativo</text:h>
                </text:list-item>
              </text:list>
            </text:list-item>
          </text:list>
        </text:list-item>
      </text:list>
      <text:p text:style-name="Standard">Bla bla bla. Comércio eletrônico</text:p>
      <text:list text:style-name="L1" text:continue-numbering="true">
        <text:list-item>
          <text:list text:continue-numbering="true">
            <text:list-item>
              <text:list text:continue-numbering="true">
                <text:list-item>
                  <text:h text:style-name="P22" text:outline-level="3">Conteúdo colaborativo (web 2.0)</text:h>
                </text:list-item>
              </text:list>
            </text:list-item>
          </text:list>
        </text:list-item>
      </text:list>
      <text:p text:style-name="Standard">Bla bla bla.</text:p>
      <text:list text:style-name="L1" text:continue-numbering="true">
        <text:list-item>
          <text:list text:continue-numbering="true">
            <text:list-item>
              <text:h text:style-name="P19" text:outline-level="2">Programação web (Cliente e Servidor)</text:h>
            </text:list-item>
          </text:list>
        </text:list-item>
      </text:list>
      <text:p text:style-name="Standard">Bla bla bla.</text:p>
      <text:list text:style-name="L1" text:continue-numbering="true">
        <text:list-item>
          <text:list text:continue-numbering="true">
            <text:list-item>
              <text:list text:continue-numbering="true">
                <text:list-item>
                  <text:h text:style-name="P22" text:outline-level="3">Executada no lado do cliente</text:h>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text:soft-page-break/><text:reference-mark-start text:name="cap. HTML"/>HTML (tags, formatação)<text:reference-mark-end text:name="cap. HTML"/></text:h>
                    </text:list-item>
                  </text:list>
                </text:list-item>
              </text:list>
            </text:list-item>
          </text:list>
        </text:list-item>
      </text:list>
      <text:p text:style-name="Standard">Bla bla bla.</text:p>
      <text:p text:style-name="Standard">Ver http://www.w3.org/People/Raggett/book4/ch02.html</text:p>
      <text:list text:style-name="L1" text:continue-numbering="true">
        <text:list-item>
          <text:list text:continue-numbering="true">
            <text:list-item>
              <text:list text:continue-numbering="true">
                <text:list-item>
                  <text:list text:continue-numbering="true">
                    <text:list-item>
                      <text:h text:style-name="P23" text:outline-level="4">Estilos em cascata (CSS)</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XML, LaTeX</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Javascript</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ActiveX</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Flash</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Shockwave</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Silverlight</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text:soft-page-break/>Applet (Java)</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h text:style-name="P22" text:outline-level="3">Executada no lado do servidor</text:h>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CGI (C / C++)</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CGI (Perl)</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Visual Basic</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PHP</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ASP</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JSP / Servlet (Java)</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JSF (Java)</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text:soft-page-break/>Ruby</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SISCweb (Lisp / Scheme)</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h text:style-name="P22" text:outline-level="3">Execução mista</text:h>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Aplicação servidor + XML + Javascript (Ajax)</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Aplicação servidor + Applet, Flash, Shockwave ou Silverlight</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list text:continue-numbering="true">
                    <text:list-item>
                      <text:h text:style-name="P23" text:outline-level="4">Agragador de conteúdo dinâmico (RSS)</text:h>
                    </text:list-item>
                  </text:list>
                </text:list-item>
              </text:list>
            </text:list-item>
          </text:list>
        </text:list-item>
      </text:list>
      <text:p text:style-name="Standard">Bla bla bla.</text:p>
      <text:list text:style-name="L1" text:continue-numbering="true">
        <text:list-item>
          <text:list text:continue-numbering="true">
            <text:list-item>
              <text:list text:continue-numbering="true">
                <text:list-item>
                  <text:h text:style-name="P22" text:outline-level="3">Aplicativos não web: IM, P2P</text:h>
                </text:list-item>
              </text:list>
            </text:list-item>
          </text:list>
        </text:list-item>
      </text:list>
      <text:p text:style-name="Standard">Bla bla bla.</text:p>
      <text:list text:style-name="L1" text:continue-numbering="true">
        <text:list-item>
          <text:list text:continue-numbering="true">
            <text:list-item>
              <text:h text:style-name="P19" text:outline-level="2">Linha do tempo</text:h>
            </text:list-item>
          </text:list>
        </text:list-item>
      </text:list>
      <text:p text:style-name="P4">Fazer gráfico mostrando o período em que as tecnologias eram mais populares na linha do tempo.</text:p>
      <text:list text:style-name="L1" text:continue-numbering="true">
        <text:list-item>
          <text:h text:style-name="P16" text:outline-level="1">Considerações finais</text:h>
        </text:list-item>
      </text:list>
      <text:p text:style-name="P5">Bla bla bla</text:p>
      <text:p text:style-name="P27"><text:reference-mark-start text:name="glossario"/>Glossário<text:reference-mark-end text:name="glossario"/></text:p>
      <text:p text:style-name="Standard"><text:span text:style-name="T1">CSS</text:span><text:span text:style-name="T20"> – acrônimo de </text:span><text:span text:style-name="T6">Cascading Style Sheets</text:span><text:span text:style-name="T19">. É um mecanismo para inserir estilos em documentos web [</text:span><text:span text:style-name="T19"><text:reference-ref text:reference-format="text" text:ref-name="ref-w3c-css">6</text:reference-ref></text:span><text:span text:style-name="T19">].</text:span></text:p>
      <text:p text:style-name="Standard"><text:span text:style-name="T1">HTML</text:span> – acrônimo para a expressão inglesa <text:span text:style-name="T5">HyperText Markup Language </text:span><text:span text:style-name="T17">[</text:span><text:span text:style-name="T17"><text:reference-ref text:reference-format="text" text:ref-name="ref-HTML">1</text:reference-ref></text:span><text:span text:style-name="T17">]</text:span>, que significa Linguagem de Marcação de Hipertexto. V. mais informações no cap. <text:reference-ref text:reference-format="chapter" text:ref-name="cap. HTML">3.4.1.1</text:reference-ref> <text:reference-ref text:reference-format="text" text:ref-name="cap. HTML">HTML (tags, formatação)</text:reference-ref>.</text:p>
      <text:p text:style-name="Standard"><text:span text:style-name="T1">Hyperlink</text:span> – V. <text:span text:style-name="T5">link</text:span>.</text:p>
      <text:p text:style-name="Standard"><text:span text:style-name="T1">Internet</text:span> – é o conjunto de diversas redes de computadores que se comunicam através do protocolo TCP/IP [<text:reference-ref text:reference-format="text" text:ref-name="ref-internet5">5</text:reference-ref>]. V. também cap. <text:reference-ref text:reference-format="chapter" text:ref-name="cap.História Internet">1</text:reference-ref>. <text:reference-ref text:reference-format="text" text:ref-name="cap.História Internet">Uma Breve História da Internet</text:reference-ref>.</text:p>
      <text:p text:style-name="Standard"><text:span text:style-name="T7">Link </text:span><text:s/>– ligação, hiperligação, <text:span text:style-name="T5">link ou hyperlink</text:span> é um tipo de texto especial que “aponta” (funciona como um atalho ou caminho) para algum documento web. Na formatação clássica (ainda o padrão da maioria dos navegadores), o <text:span text:style-name="T5">link</text:span> aparece sublinhado na cor azul.</text:p>
      <text:p text:style-name="Standard"><text:span text:style-name="T1">web</text:span> – abreviação de <text:span text:style-name="T5">World Wide Web</text:span> que significa numa tradução livre: “rede de alcance mundial”, conhecida também por <text:span text:style-name="T1">WWW</text:span>. É a interface mais comum da Internet, que pode ser visualizada / utilizada através dos navegadores web (<text:span text:style-name="T5">browsers</text:span>) que permitem a interação de conteúdos multimídia como textos com ligações (<text:span text:style-name="T5">links</text:span>), imagens, formulários, vídeos e qualquer outro tipo de interatividade [<text:reference-ref text:reference-format="text" text:ref-name="ref-web2">2</text:reference-ref>, <text:reference-ref text:reference-format="text" text:ref-name="ref-glossarioweb3">3</text:reference-ref>, <text:reference-ref text:reference-format="text" text:ref-name="ref-timberners4">4</text:reference-ref>].</text:p>
      <text:p text:style-name="Standard"><text:span text:style-name="T1">WWW</text:span>– V. <text:span text:style-name="T5">web</text:span></text:p>
      <text:p text:style-name="Título_20_sem_20_número">Referências bibliográficas<text:span text:style-name="Ref._20_de_20_comentário"><text:span text:style-name="T3"><office:annotation><dc:creator>JAnMR</dc:creator><dc:date>2005-11-09T00:00:00</dc:date><text:p>O título da bibliografia é formatado com </text:p><text:p>o estilo “Título bibliografia” ou </text:p><text:p>“Título sem Número”. Ele não têm numeração</text:p><text:p>mas é incluído no índice.</text:p><text:p>---- JAnMR, 13/06/2006, 00:59 ----</text:p><text:p/></office:annotation></text:span></text:span></text:p>
      <text:p text:style-name="Referência_20_Bibliográfica"><text:span text:style-name="T20">[</text:span><text:reference-mark-start text:name="ref-HTML"/><text:span text:style-name="T20">1</text:span><text:reference-mark-end text:name="ref-HTML"/><text:span text:style-name="T20">] BERNERS-LEE, Tim; CONNOLLY, D. (MIT/W3C). </text:span><text:span text:style-name="T1">Hypertext Markup Language – 2.0</text:span>. USA: 22 set. 1995. Capítulo “Introdution”. <text:span text:style-name="DataURL">Disponível em:</text:span><text:line-break/><text:span text:style-name="URL_20_Bibliografia"><text:span text:style-name="T22">‹ http://www.w3.org/MarkUp/html-spec/html-spec_1.html#SEC1</text:span></text:span><text:span text:style-name="URL_20_Bibliografia"> ›</text:span><text:span text:style-name="DataURL"> (em inglês)</text:span><text:a xlink:type="simple" xlink:href="http://www.meiradarocha.jor.br/news/wp-content/uploads/2007/09/modelo_tcc-2006-10-19a.ott"><text:span text:style-name="T10"><text:line-break/></text:span></text:a><text:span text:style-name="DataURL">Acesso em ago. 2008.</text:span></text:p>
      <text:p text:style-name="Referência_20_Bibliográfica">[<text:reference-mark-start text:name="ref-web2"/>2<text:reference-mark-end text:name="ref-web2"/>] CASTRO, Maria Alice Soares de. <text:span text:style-name="T18">O que é World-Wide Web.</text:span><text:span text:style-name="T17"> </text:span><text:span text:style-name="T20">Referência de HTML.</text:span> São Carlos, SP: 1995, atualizado em 2006. <text:span text:style-name="DataURL">Disponível em:</text:span><text:line-break/><text:span text:style-name="URL_20_Bibliografia"><text:span text:style-name="T22">‹ http://www.icmc.usp.br/ensino/material/html/www.html ›</text:span></text:span><text:a xlink:type="simple" xlink:href="http://www.meiradarocha.jor.br/news/wp-content/uploads/2007/09/modelo_tcc-2006-10-19a.ott"><text:span text:style-name="T10"><text:line-break/></text:span></text:a><text:span text:style-name="DataURL">Acesso em ago. 2008.</text:span></text:p>
      <text:p text:style-name="Referência_20_Bibliográfica">[<text:reference-mark-start text:name="ref-glossarioweb3"/>3<text:reference-mark-end text:name="ref-glossarioweb3"/>] UFSM. <text:span text:style-name="T1">Glossário de informática</text:span>. <text:span text:style-name="DataURL">Disponível em:</text:span><text:line-break/><text:span text:style-name="URL_20_Bibliografia"><text:span text:style-name="T22">‹ http://www.ufsm.br/nusi/Glossario.html#web ›</text:span></text:span><text:a xlink:type="simple" xlink:href="http://www.meiradarocha.jor.br/news/wp-content/uploads/2007/09/modelo_tcc-2006-10-19a.ott"><text:span text:style-name="T10"><text:line-break/></text:span></text:a><text:span text:style-name="DataURL">Acesso em ago. 2008.</text:span></text:p>
      <text:p text:style-name="Referência_20_Bibliográfica">[<text:reference-mark-start text:name="ref-timberners4"/>4<text:reference-mark-end text:name="ref-timberners4"/>] REBÊLO Paulo. <text:span text:style-name="T1">Tim Berners-Lee: inventor da web pensa no futuro da rede</text:span>, São Paulo: 7 jul. 2007 atualizada em 18 set. 2007. Publicado em especial para o IDG Now! <text:span text:style-name="DataURL">Disponível em:</text:span><text:line-break/><text:span text:style-name="URL_20_Bibliografia"><text:span text:style-name="T22">‹ http://idgnow.uol.com.br/10anos/2007/07/07/tim_berners_lee/ ›</text:span></text:span><text:a xlink:type="simple" xlink:href="http://www.meiradarocha.jor.br/news/wp-content/uploads/2007/09/modelo_tcc-2006-10-19a.ott"><text:span text:style-name="T10"><text:line-break/></text:span></text:a><text:span text:style-name="DataURL">Acesso em ago. 2008.</text:span></text:p>
      <text:p text:style-name="Referência_20_Bibliográfica">[<text:reference-mark-start text:name="ref-internet5"/>5<text:reference-mark-end text:name="ref-internet5"/>] CASTRO, Maria Alice Soares de. <text:span text:style-name="T18">O que é Internet.</text:span><text:span text:style-name="T5"> </text:span><text:span text:style-name="T20">Referência de HTML.</text:span><text:span text:style-name="T1"> </text:span>São Carlos, SP: 1995, atualizado em 2006. <text:span text:style-name="DataURL">Disponível em:</text:span><text:line-break/><text:span text:style-name="URL_20_Bibliografia"><text:span text:style-name="T22">‹ http://www.icmc.usp.br/ensino/material/html/internet.html ›</text:span></text:span><text:a xlink:type="simple" xlink:href="http://www.meiradarocha.jor.br/news/wp-content/uploads/2007/09/modelo_tcc-2006-10-19a.ott"><text:span text:style-name="T10"><text:line-break/></text:span></text:a><text:span text:style-name="DataURL">Acesso em ago. 2008.</text:span></text:p>
      <text:p text:style-name="Referência_20_Bibliográfica">[<text:reference-mark-start text:name="ref-w3c-css"/>6<text:reference-mark-end text:name="ref-w3c-css"/>] <text:span text:style-name="T2">World Wide Web Consortium (W3C).</text:span> <text:span text:style-name="T1">Cascading Style Sheets</text:span>. <text:span text:style-name="DataURL">Disponível em:</text:span><text:line-break/><text:span text:style-name="URL_20_Bibliografia"><text:span text:style-name="T22">‹ http://www.w3.org/Style/CSS/ ›</text:span></text:span><text:span text:style-name="DataURL"><text:span text:style-name="T22"> (em inglês)</text:span></text:span><text:a xlink:type="simple" xlink:href="http://www.meiradarocha.jor.br/news/wp-content/uploads/2007/09/modelo_tcc-2006-10-19a.ott"><text:span text:style-name="T10"><text:line-break/></text:span></text:a><text:span text:style-name="DataURL">Acesso em ago. 2008.</text:span></text:p>
      <text:p text:style-name="Referência_20_Bibliográfica">[<text:reference-mark-start text:name="ref-evolucweb7"/>7<text:reference-mark-end text:name="ref-evolucweb7"/>] <text:s/>DINIZ, Vagner; CECONNI, Carlos. <text:span text:style-name="T1">Internet e Web: passado, presente e futuro.</text:span> Planeta Web. São Paulo: W3C Escritório Brasil, jun/jul. 2008. <text:s/><text:span text:style-name="DataURL">Disponível em:</text:span><text:line-break/><text:span text:style-name="URL_20_Bibliografia"><text:span text:style-name="T22">‹ http://www.w3c.br/palestras/internet-web-jun-jul-2008/internetWeb-02.html ›</text:span></text:span><text:a xlink:type="simple" xlink:href="http://www.meiradarocha.jor.br/news/wp-content/uploads/2007/09/modelo_tcc-2006-10-19a.ott"><text:span text:style-name="T10"><text:line-break/></text:span></text:a><text:span text:style-name="DataURL">Acesso em ago. 2008.</text:span></text:p>
      <text:p text:style-name="Referência_20_Bibliográfica">[<text:reference-mark-start text:name="ref-evolucweb8"/>8<text:reference-mark-end text:name="ref-evolucweb8"/>] <text:span text:style-name="Citation"><text:span text:style-name="T17">SABATTINI, Renato M. E</text:span></text:span>. <text:span text:style-name="T1">As Dez Tecnologias Mais Promissoras para o Futuro dos Municípios. </text:span><text:span text:style-name="Citation"><text:span text:style-name="T17">Unicamp e Instituto Edumed</text:span></text:span>. Campinas, SP:<text:span text:style-name="T19"> </text:span>2008. <text:s/><text:span text:style-name="DataURL">Disponível em:</text:span><text:line-break/><text:span text:style-name="URL_20_Bibliografia"><text:span text:style-name="T22">‹ http://www.conip.com.br/municipais2008/palestras/Renato%20Sabbatini%20-%2011_20h.pdf ›</text:span></text:span><text:a xlink:type="simple" xlink:href="http://www.meiradarocha.jor.br/news/wp-content/uploads/2007/09/modelo_tcc-2006-10-19a.ott"><text:span text:style-name="T10"><text:line-break/></text:span></text:a><text:span text:style-name="DataURL">Acesso em ago. 2008.</text:span></text:p>
      <text:p text:style-name="Referência_20_Bibliográfica"><text:span text:style-name="Citation"><text:span text:style-name="T17">[</text:span></text:span><text:reference-mark-start text:name="ref-gromov9"/><text:span text:style-name="Citation"><text:span text:style-name="T17">9</text:span></text:span><text:reference-mark-end text:name="ref-gromov9"/><text:span text:style-name="Citation"><text:span text:style-name="T17">] GROMOV, Gregory</text:span></text:span><text:span text:style-name="DataURL">. </text:span><text:span text:style-name="T1">Roads and Crossroads of Internet History.</text:span><text:span text:style-name="DataURL"><text:span text:style-name="T1"> </text:span></text:span>USA:<text:span text:style-name="T19"> </text:span>2006.<text:line-break/><text:span text:style-name="DataURL">Disponível em:<text:line-break/></text:span><text:span text:style-name="URL_20_Bibliografia"><text:span text:style-name="T22">‹ http://www.netvalley.com/cgi-bin/intval/net_history.pl?chapter=1 ›</text:span></text:span><text:span text:style-name="DataURL"><text:span text:style-name="T22"> (em inglês)</text:span></text:span><text:a xlink:type="simple" xlink:href="http://www.meiradarocha.jor.br/news/wp-content/uploads/2007/09/modelo_tcc-2006-10-19a.ott"><text:span text:style-name="DataURL"><text:span text:style-name="T10"><text:line-break/></text:span></text:span></text:a><text:span text:style-name="DataURL">Acesso em mai. 2008.</text:span></text:p>
      <text:p text:style-name="Referência_20_Bibliográfica"><text:span text:style-name="Citation"><text:span text:style-name="T17">[</text:span></text:span><text:reference-mark-start text:name="ref-historia-net10"/><text:span text:style-name="Citation"><text:span text:style-name="T17">10</text:span></text:span><text:reference-mark-end text:name="ref-historia-net10"/><text:span text:style-name="Citation"><text:span text:style-name="T17">] LEINER, Barry M. et al.</text:span></text:span> <text:span text:style-name="T1">A Brief History of the Internet.</text:span><text:span text:style-name="T20"> ed. Rev. 3.32.<text:line-break/></text:span>USA:<text:span text:style-name="T19"> 10 dez. </text:span>2003. <text:span text:style-name="DataURL">Disponível em:<text:line-break/></text:span><text:span text:style-name="URL_20_Bibliografia"><text:span text:style-name="T22">‹ http://www.isoc.org/internet/history/brief.shtml ›</text:span></text:span><text:span text:style-name="DataURL"><text:span text:style-name="T22"> (em inglês)</text:span></text:span><text:span text:style-name="URL_20_Bibliografia"><text:span text:style-name="T22"><text:line-break/></text:span></text:span><text:span text:style-name="DataURL"><text:span text:style-name="T16">Acesso em ago. 2008.</text:span></text:span></text:p>
      <text:p text:style-name="Referência_20_Bibliográfica"><text:span text:style-name="T16">[</text:span><text:reference-mark-start text:name="ref-webstats11"/><text:span text:style-name="T16">11</text:span><text:reference-mark-end text:name="ref-webstats11"/><text:span text:style-name="T16">] INTERNET WORLD STATS. </text:span><text:span text:style-name="T15">Usage and Population Statistics.</text:span><text:span text:style-name="T16"> </text:span><text:span text:style-name="DataURL"><text:span text:style-name="T16">Disponível em:</text:span></text:span><text:span text:style-name="T16"><text:line-break/></text:span><text:span text:style-name="URL_20_Bibliografia"><text:span text:style-name="T21">‹ http://www.internetworldstats.com/stats.htm ›</text:span></text:span><text:span text:style-name="DataURL"><text:span text:style-name="T21"> (em inglês)</text:span></text:span><text:span text:style-name="T16"><text:line-break/></text:span><text:span text:style-name="DataURL"><text:span text:style-name="T16">Acesso em ago. 2008.</text:span></text:span></text:p>
      <text:p text:style-name="Referência_20_Bibliográfica"><text:soft-page-break/><text:span text:style-name="T16">[</text:span><text:reference-mark-start text:name="ref-gary12"/><text:span text:style-name="T16">12</text:span><text:reference-mark-end text:name="ref-gary12"/><text:span text:style-name="T16">] HAYES, Gary. </text:span><text:span text:style-name="T15">Virtual Worlds, Web 3.0 and Portable Profiles.</text:span><text:span text:style-name="T16"> </text:span><text:span text:style-name="DataURL"><text:span text:style-name="T16">Disponível em:</text:span></text:span><text:span text:style-name="T16"><text:line-break/></text:span><text:span text:style-name="URL_20_Bibliografia"><text:span text:style-name="T21">‹ http://blog.futurelab.net/2006/08/virtual_worlds_web_30_and_port.html › </text:span></text:span><text:span text:style-name="DataURL"><text:span text:style-name="T21">(em inglês)</text:span></text:span><text:span text:style-name="DataURL"><text:span text:style-name="T16"><text:line-break/>Site do autor: </text:span></text:span><text:span text:style-name="URL_20_Bibliografia"><text:span text:style-name="T21">‹ http://www.personalizemedia.com/author/gary/ ›</text:span></text:span><text:span text:style-name="URL_20_Bibliografia"><text:span text:style-name="T21"><text:line-break/></text:span></text:span><text:span text:style-name="DataURL"><text:span text:style-name="T21">Veja também: </text:span></text:span><text:span text:style-name="URL_20_Bibliografia"><text:span text:style-name="T21">‹ http://web20pt.wordpress.com/2008/02/17/the-changing-intraweb-from-10-to-30/ ›</text:span></text:span><text:span text:style-name="DataURL"><text:span text:style-name="T16"><text:line-break/>Acesso em fev. 2008.</text:span></text:span></text:p>
      <text:p text:style-name="Referência_20_Bibliográfica"><text:span text:style-name="T16">[</text:span><text:reference-mark-start text:name="ref-cetic13"/><text:span text:style-name="T16">13</text:span><text:reference-mark-end text:name="ref-cetic13"/><text:span text:style-name="T16">] </text:span><text:span text:style-name="T4">Centro de Estudos sobre as Tecnologias da Informação e da Comunicação (CETIC).</text:span><text:span text:style-name="T16"> </text:span><text:span text:style-name="T15">TIC Domicílios 2007</text:span><text:span text:style-name="T16">: Habilidades com o Computador e a Internet. Brasil: 2007. </text:span><text:span text:style-name="DataURL"><text:span text:style-name="T16">Disponível em:</text:span></text:span><text:span text:style-name="T16"><text:line-break/></text:span><text:span text:style-name="URL_20_Bibliografia"><text:span text:style-name="T21">‹ http://www.cetic.br/usuarios/tic/2007/destaques-habilidades-na-internet-tic-2007.pdf ›</text:span></text:span><text:span text:style-name="DataURL"><text:span text:style-name="T16"><text:line-break/>Acesso em ago. 2008.</text:span></text:span></text:p>
      <text:p text:style-name="Referência_20_Bibliográfica"><text:span text:style-name="T16">[</text:span><text:reference-mark-start text:name="ref-cetic14"/><text:span text:style-name="T16">14</text:span><text:reference-mark-end text:name="ref-cetic14"/><text:span text:style-name="T16">] VIEIRA, Augusto Cesar Gadelha et al. </text:span><text:span text:style-name="T4">(CETIC). </text:span><text:span text:style-name="T15">Pesquisa sobre o uso das tecnologias da informação e da comunicação no Brasil 2007. </text:span><text:span text:style-name="T16">Brasil: 2007. </text:span><text:span text:style-name="DataURL"><text:span text:style-name="T16">Disponível em:<text:line-break/></text:span></text:span><text:span text:style-name="URL_20_Bibliografia"><text:span text:style-name="T21">‹ http://www.cetic.br/tic/2007/indicadores-cgibr-2007.pdf ›</text:span></text:span><text:span text:style-name="DataURL"><text:span text:style-name="T16"><text:line-break/>Acesso em ago. 2008.</text:span></text:span></text:p>
      <text:p text:style-name="Referência_20_Bibliográfica"><text:span text:style-name="T16">[</text:span><text:reference-mark-start text:name="ref-uso15"/><text:span text:style-name="T16">15</text:span><text:reference-mark-end text:name="ref-uso15"/><text:span text:style-name="T16">] SANTOS, Gilberto Lacerda (UnB / USP). </text:span><text:span text:style-name="T15">A internet na escola fundamental</text:span><text:span text:style-name="T16">: sondagem de modos de uso por professores. São Paulo: 2003. ISSN: 1517-9702.<text:line-break/></text:span><text:span text:style-name="DataURL"><text:span text:style-name="T16">Disponível em:<text:line-break/></text:span></text:span><text:span text:style-name="URL_20_Bibliografia"><text:span text:style-name="T21">‹ http://redalyc.uaemex.mx/redalyc/pdf/298/29829208.pdf ›</text:span></text:span><text:span text:style-name="DataURL"><text:span text:style-name="T16"><text:line-break/>Acesso em ago. 2008.</text:span></text:span></text:p>
      <text:p text:style-name="Referência_20_Bibliográfica"><text:span text:style-name="T16">[</text:span><text:reference-mark-start text:name="ref-epoca16"/><text:span text:style-name="T16">16</text:span><text:reference-mark-end text:name="ref-epoca16"/><text:span text:style-name="T16">] </text:span><text:span text:style-name="T4">Ravache</text:span><text:span text:style-name="T16">, Guilherme. </text:span><text:span text:style-name="T15">A terceira geração da web</text:span><text:span text:style-name="T16">. Revista Época: 16 abr. 2007. </text:span><text:span text:style-name="DataURL"><text:span text:style-name="T16">Disponível em:</text:span></text:span><text:span text:style-name="T16"><text:line-break/></text:span><text:span text:style-name="URL_20_Bibliografia"><text:span text:style-name="T21">‹ http://revistaepoca.globo.com/Revista/Epoca/0,,EDG77010-6014,00-A%2BTERCEIRA%2BGERACAO%2BDA%2BWEB.html ›</text:span></text:span><text:a xlink:type="simple" xlink:href="http://www.meiradarocha.jor.br/news/wp-content/uploads/2007/09/modelo_tcc-2006-10-19a.ott"><text:span text:style-name="T13"><text:line-break/></text:span></text:a><text:span text:style-name="DataURL"><text:span text:style-name="T16">Acesso em ago. 2008.</text:span></text:span></text:p>
      <text:p text:style-name="Referência_20_Bibliográfica"><text:span text:style-name="T16">[</text:span><text:reference-mark-start text:name="ref-web2-17"/><text:span text:style-name="T16">17</text:span><text:reference-mark-end text:name="ref-web2-17"/><text:span text:style-name="T16">] </text:span><text:span text:style-name="T4">FOLHA DE S. PAULO</text:span><text:span text:style-name="T16">. </text:span><text:span text:style-name="T15">Entenda o que é a Web 2.0</text:span><text:span text:style-name="T16">. Publicado no Caderno Informática. São Paulo: 10 jun. 2006. </text:span><text:span text:style-name="DataURL"><text:span text:style-name="T16">Disponível em:</text:span></text:span><text:span text:style-name="T16"><text:line-break/></text:span><text:span text:style-name="URL_20_Bibliografia"><text:span text:style-name="T21">‹ http://www1.folha.uol.com.br/folha/informatica/ult124u20173.shtml ›</text:span></text:span><text:a xlink:type="simple" xlink:href="http://www.meiradarocha.jor.br/news/wp-content/uploads/2007/09/modelo_tcc-2006-10-19a.ott"><text:span text:style-name="T13"><text:line-break/></text:span></text:a><text:span text:style-name="DataURL"><text:span text:style-name="T16">Acesso em ago. 2008.</text:span></text:span></text:p>
      <text:p text:style-name="Referência_20_Bibliográfica"><text:span text:style-name="T16">[</text:span><text:reference-mark-start text:name="ref-ross-18"/><text:span text:style-name="T16">18</text:span><text:reference-mark-end text:name="ref-ross-18"/><text:span text:style-name="T16">] ROSS, David E. Millard Martin. </text:span><text:span text:style-name="T15">Web 2.0: hypertext by any other name?</text:span><text:span text:style-name="T16"> New York, NY, USA: 2006.</text:span><text:span text:style-name="DataURL"><text:span text:style-name="T16"> <text:s/>Disponível em:<text:line-break/></text:span></text:span><text:span text:style-name="URL_20_Bibliografia"><text:span text:style-name="T21">‹ http://portal.acm.org/citation.cfm?id=1149947 </text:span></text:span><text:a xlink:type="simple" xlink:href="http://www.meiradarocha.jor.br/news/wp-content/uploads/2007/09/modelo_tcc-2006-10-19a.ott"><text:span text:style-name="URL_20_Bibliografia"><text:span text:style-name="T21">›</text:span></text:span></text:a><text:a xlink:type="simple" xlink:href="http://www.meiradarocha.jor.br/news/wp-content/uploads/2007/09/modelo_tcc-2006-10-19a.ott"><text:span text:style-name="DataURL"><text:span text:style-name="T21"> (U$ 10,00 para baixar)</text:span></text:span></text:a><text:a xlink:type="simple" xlink:href="http://www.meiradarocha.jor.br/news/wp-content/uploads/2007/09/modelo_tcc-2006-10-19a.ott"><text:span text:style-name="DataURL"><text:span text:style-name="T13"><text:line-break/></text:span></text:span></text:a><text:span text:style-name="DataURL"><text:span text:style-name="T16">Acesso em nov. 2007.</text:span></text:span></text:p>
      <text:p text:style-name="Referência_20_Bibliográfica"><text:span text:style-name="DataURL"><text:span text:style-name="T16"/></text:span></text:p>
      <text:p text:style-name="Referência_20_Bibliográfica"><text:span text:style-name="DataURL"><text:span text:style-name="T16"/></text:span></text:p>
      <text:p text:style-name="Referência_20_Bibliográfica"><text:span text:style-name="DataURL"><text:span text:style-name="T16"/></text:span></text:p>
      <text:p text:style-name="Referência_20_Bibliográfica"><text:span text:style-name="DataURL"><text:span text:style-name="T16"/></text:span></text:p>
      <text:p text:style-name="Referência_20_Bibliográfica"><text:a xlink:type="simple" xlink:href="http://www.meiradarocha.jor.br/news/wp-content/uploads/2007/09/modelo_tcc-2006-10-19a.ott"><text:span text:style-name="T12">Rascunho (remover depois conteúdo daqui pra frente):</text:span></text:a></text:p>
      <text:p text:style-name="Referência_20_Bibliográfica"><text:a xlink:type="simple" xlink:href="http://www.meiradarocha.jor.br/news/wp-content/uploads/2007/09/modelo_tcc-2006-10-19a.ott"><text:span text:style-name="T10">BERNERS-LEE Tim, FISCHETTI Mark. </text:span></text:a><text:a xlink:type="simple" xlink:href="http://www.meiradarocha.jor.br/news/wp-content/uploads/2007/09/modelo_tcc-2006-10-19a.ott"><text:span text:style-name="T11">Weaving the Web</text:span></text:a><text:a xlink:type="simple" xlink:href="http://www.meiradarocha.jor.br/news/wp-content/uploads/2007/09/modelo_tcc-2006-10-19a.ott"><text:span text:style-name="T10">. Orion Business Book. Illinois, USA: 1999 edição de 2003.</text:span></text:a></text:p>
      <text:p text:style-name="Referência_20_Bibliográfica"><text:soft-page-break/>O'REILLY Tim. What Is Web 2.0. <text:span text:style-name="T1">Design Patterns and Business Models for the Next Generation of Software</text:span>. 2005. Disponível em:<text:line-break/><text:span text:style-name="T9">‹ </text:span>http://www.oreillynet.com/pub/a/oreilly/tim/news/2005/09/30/what-is-web-20.html <text:a xlink:type="simple" xlink:href="http://www.meiradarocha.jor.br/news/wp-content/uploads/2007/09/modelo_tcc-2006-10-19a.ott"><text:span text:style-name="T10">›<text:line-break/>‹ http://www.elisanet.fi/aariset/Multimedia/Web2.0/What%20Is%20Web%202.doc </text:span></text:a><text:a xlink:type="simple" xlink:href="http://www.meiradarocha.jor.br/news/wp-content/uploads/2007/09/modelo_tcc-2006-10-19a.ott"><text:span text:style-name="T10">›</text:span></text:a><text:a xlink:type="simple" xlink:href="http://www.meiradarocha.jor.br/news/wp-content/uploads/2007/09/modelo_tcc-2006-10-19a.ott"><text:span text:style-name="T10"><text:line-break/></text:span></text:a>Acesso em 21 nov. 2007.</text:p>
      <text:p text:style-name="Referência_20_Bibliográfica">MILLARD David, ROSS Martin. <text:span text:style-name="T1">Web 2.0: hypertext by any other name?</text:span> New York, NY, USA: 2006. Disponível em: <text:span text:style-name="T9">‹ </text:span>http://portal.acm.org/citation.cfm?id=1149947 <text:a xlink:type="simple" xlink:href="http://www.meiradarocha.jor.br/news/wp-content/uploads/2007/09/modelo_tcc-2006-10-19a.ott"><text:span text:style-name="T10">›<text:line-break/></text:span></text:a>Acesso em 21 nov. 2007</text:p>
      <text:p text:style-name="Referência_20_Bibliográfica"><text:a xlink:type="simple" xlink:href="http://www.elsop.com/wrc/h_web.htm"><text:span text:style-name="T14">Internet &amp; World Wide Web History</text:span></text:a><text:a xlink:type="simple" xlink:href="http://www.elsop.com/wrc/h_web.htm"><text:span text:style-name="T9"><text:line-break/>‹ </text:span></text:a><text:a xlink:type="simple" xlink:href="http://www.elsop.com/wrc/h_web.htm">http://www.elsop.com/wrc/h_web.htm</text:a> <text:a xlink:type="simple" xlink:href="http://www.meiradarocha.jor.br/news/wp-content/uploads/2007/09/modelo_tcc-2006-10-19a.ott"><text:span text:style-name="T10">› </text:span></text:a><text:a xlink:type="simple" xlink:href="http://www.meiradarocha.jor.br/news/wp-content/uploads/2007/09/modelo_tcc-2006-10-19a.ott"><text:span text:style-name="T10">(26 mai. 2008)</text:span></text:a></text:p>
      <text:p text:style-name="Referência_20_Bibliográfica"><text:a xlink:type="simple" xlink:href="http://www.meiradarocha.jor.br/news/wp-content/uploads/2007/09/modelo_tcc-2006-10-19a.ott"><text:span text:style-name="T11">Hobbes' Internet Timeline v8.2<text:line-break/></text:span></text:a><text:a xlink:type="simple" xlink:href="http://www.elsop.com/wrc/h_web.htm"><text:span text:style-name="T10">‹ </text:span></text:a><text:a xlink:type="simple" xlink:href="http://www.meiradarocha.jor.br/news/wp-content/uploads/2007/09/modelo_tcc-2006-10-19a.ott"><text:span text:style-name="T10">http://www.zakon.org/robert/internet/timeline/ </text:span></text:a><text:a xlink:type="simple" xlink:href="http://www.meiradarocha.jor.br/news/wp-content/uploads/2007/09/modelo_tcc-2006-10-19a.ott"><text:span text:style-name="T10">› </text:span></text:a><text:a xlink:type="simple" xlink:href="http://www.meiradarocha.jor.br/news/wp-content/uploads/2007/09/modelo_tcc-2006-10-19a.ott"><text:span text:style-name="T10">(26 mai. 2008)</text:span></text:a></text:p>
      <text:p text:style-name="Referência_20_Bibliográfica"><text:a xlink:type="simple" xlink:href="http://www.w3.org/Consortium/history"><text:span text:style-name="T10">http://www.w3.org/Consortium/history</text:span></text:a></text:p>
      <text:p text:style-name="Referência_20_Bibliográfica"><text:a xlink:type="simple" xlink:href="http://www.w3.org/History.html"><text:span text:style-name="T10">http://www.w3.org/History.html</text:span></text:a></text:p>
      <text:p text:style-name="Referência_20_Bibliográfica"><text:a xlink:type="simple" xlink:href="http://idgnow.uol.com.br/10anos/2007/07/07/tim_berners_lee/"><text:span text:style-name="T10">Tim Berners Lee - http://idgnow.uol.com.br/10anos/2007/07/07/tim_berners_lee/</text:span></text:a></text:p>
      <text:p text:style-name="Referência_20_Bibliográfica"><text:a xlink:type="simple" xlink:href="http://idgnow.uol.com.br/10anos/2007/07/07/idgnoticia.2007-07-06.9935975377/"><text:span text:style-name="T10">http://idgnow.uol.com.br/10anos/2007/07/07/idgnoticia.2007-07-06.9935975377/</text:span></text:a></text:p>
      <text:p text:style-name="Referência_20_Bibliográfica"><text:a xlink:type="simple" xlink:href="http://www.w3.org/People/Raggett/book4/ch02.html"><text:span text:style-name="T10">HTML history - </text:span></text:a><text:a xlink:type="simple" xlink:href="http://www.w3.org/People/Raggett/book4/ch02.html"><text:span text:style-name="T10">http://www.w3.org/People/Raggett/book4/ch02.html</text:span></text:a></text:p>
      <text:p text:style-name="Referência_20_Bibliográfica"><text:a xlink:type="simple" xlink:href="http://web20pt.wordpress.com/2008/02/17/the-changing-intraweb-from-10-to-30/"><text:span text:style-name="T10">http://web20pt.wordpress.com/2008/02/17/the-changing-intraweb-from-10-to-30/</text:span></text:a></text:p>
      <text:p text:style-name="Referência_20_Bibliográfica"><text:a xlink:type="simple" xlink:href="http://www.w3c.br/palestras/internet-web-jun-jul-2008/internetWeb-02.html#(1"><text:span text:style-name="T10">http://www.w3c.br/palestras/internet-web-jun-jul-2008/internetWeb-02.html#(1</text:span></text:a><text:span text:style-name="T10">)</text:span></text:p>
      <text:p text:style-name="Referência_20_Bibliográfica"><text:a xlink:type="simple" xlink:href="http://www.youtube.com/watch?v=6gmP4nk0EOE"><text:span text:style-name="T10">http://www.youtube.com/watch?v=6gmP4nk0EOE</text:span></text:a><text:span text:style-name="T10"> (vídeo legal sobre a evolução web)</text:span></text:p>
      <text:p text:style-name="P8">Indicações profª Amanda:</text:p>
      <text:p text:style-name="P9">- Livro de "Sistemas Distribuídos" do TANEMBAUM. A referência completa é:<text:line-break/>  TANENBAUM, Andrew S. Sistemas distribuídos: princípios e paradigmas. 2.ed. São Paulo: Pearson Education, 2007. 402p.<text:line-break/>- Livro de "Redes de Computadores" também do TANEMBAUM. A referência completa é:<text:line-break/>  TANENBAUM, Andrew S. Redes de computadores: PLT. Rio de Janeiro: Campus, 2007. 945p.<text:line-break/>- Livro sobre HTML do MARCONDES<text:line-break/>  MARCONDES, Christian Alfim. HTML 4.0 fundamental: a base da programação para Web. São Paulo: Érica, 2005. 270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Typewriter" svg:font-family="'Lucida Sans Typewriter'"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212cm" fo:line-height="150%" fo:text-align="justify" style:justify-single-word="false" fo:orphans="2" fo:widows="2" fo:hyphenation-ladder-count="no-limit" fo:text-indent="0.75cm" style:auto-text-indent="false" fo:background-color="transparent" style:shadow="none" style:text-autospace="none" style:punctuation-wrap="simple" style:vertical-align="baseline" style:writing-mode="lr-tb">
        <style:tab-stops/>
        <style:background-image/>
      </style:paragraph-properties>
      <style:text-properties style:use-window-font-color="true" style:font-name="Arial1" fo:font-size="11pt" fo:language="pt" fo:country="BR"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next-style-name="Standard" style:class="text">
      <style:paragraph-properties fo:margin-left="0cm" fo:margin-right="0cm" fo:text-indent="0.75cm" style:auto-text-indent="false"/>
    </style:style>
    <style:style style:name="Text_20_body_20_indent" style:display-name="Text body indent" style:family="paragraph" style:parent-style-name="Standard" style:class="text">
      <style:paragraph-properties fo:margin-left="2cm" fo:margin-right="0cm" fo:margin-top="0.212cm" fo:margin-bottom="0.212cm" fo:text-indent="-0.7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list-style-name="Outline" style:class="text" style:master-page-name="First_20_Page" style:default-outline-level="1">
      <style:paragraph-properties fo:margin-left="0cm" fo:margin-right="0cm" fo:margin-top="0cm" fo:margin-bottom="1cm" fo:text-align="center" style:justify-single-word="false" fo:orphans="0" fo:widows="0" fo:text-indent="0cm" style:auto-text-indent="false" style:page-number="auto" fo:keep-with-next="always"/>
      <style:text-properties fo:text-transform="uppercase" style:font-name="Arial" fo:font-size="14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35cm" fo:margin-bottom="0.212cm" fo:text-align="start" style:justify-single-word="false" fo:text-indent="0cm" style:auto-text-indent="false" style:page-number="auto" fo:break-before="auto" fo:break-after="auto"/>
      <style:text-properties fo:font-variant="normal" fo:text-transform="none" fo:font-size="14pt" style:font-size-asian="14pt" style:font-size-complex="14pt"/>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635cm" fo:margin-bottom="0.212cm" fo:text-indent="0cm" style:auto-text-indent="false">
        <style:tab-stops>
          <style:tab-stop style:position="3cm"/>
          <style:tab-stop style:position="15.833cm"/>
        </style:tab-stops>
      </style:paragraph-properties>
      <style:text-properties fo:font-size="12pt" style:font-size-asian="12pt" style:font-size-complex="12pt"/>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3cm"/>
          <style:tab-stop style:position="3.251cm"/>
          <style:tab-stop style:position="15.833cm"/>
        </style:tab-stops>
      </style:paragraph-properties>
      <style:text-properties fo:font-size="11pt"/>
    </style:style>
    <style:style style:name="Heading_20_5" style:display-name="Heading 5" style:family="paragraph" style:parent-style-name="Heading_20_4" style:next-style-name="Standard" style:list-style-name="Outline" style:class="text" style:default-outline-level="5">
      <style:paragraph-properties fo:margin-left="0cm" fo:margin-right="0cm" fo:text-indent="0cm" style:auto-text-indent="false">
        <style:tab-stops>
          <style:tab-stop style:position="15.833cm"/>
        </style:tab-stops>
      </style:paragraph-properties>
    </style:style>
    <style:style style:name="Heading_20_6" style:display-name="Heading 6" style:family="paragraph" style:parent-style-name="Heading_20_5" style:next-style-name="Standard" style:list-style-name="Outline" style:class="text" style:default-outline-level="6">
      <style:paragraph-properties fo:margin-left="0cm" fo:margin-right="0cm" fo:text-indent="0cm" style:auto-text-indent="false"/>
    </style:style>
    <style:style style:name="Heading_20_7" style:display-name="Heading 7" style:family="paragraph" style:parent-style-name="Heading_20_6" style:next-style-name="Standard" style:list-style-name="Outline" style:class="text" style:default-outline-level="7">
      <style:paragraph-properties fo:margin-left="0cm" fo:margin-right="0cm" fo:text-indent="0cm" style:auto-text-indent="false">
        <style:tab-stops>
          <style:tab-stop style:position="4.501cm"/>
          <style:tab-stop style:position="15.833cm"/>
        </style:tab-stops>
      </style:paragraph-properties>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start" style:justify-single-word="false" fo:text-indent="0cm" style:auto-text-indent="false"/>
      <style:text-properties style:font-name="Arial" fo:font-weight="bold" style:letter-kerning="true" style:font-weight-asian="bold" style:font-name-complex="Arial" style:font-weight-complex="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start" style:justify-single-word="false" fo:text-indent="0cm" style:auto-text-indent="false" fo:keep-with-next="always">
        <style:tab-stops>
          <style:tab-stop style:position="5.752cm"/>
        </style:tab-stops>
      </style:paragraph-properties>
      <style:text-properties style:font-name="Arial" fo:font-weight="bold" style:letter-kerning="true" style:font-weight-asian="bold" style:font-name-complex="Arial" style:font-weight-complex="bold"/>
    </style:style>
    <style:style style:name="Heading_20_10" style:display-name="Heading 10" style:family="paragraph" style:parent-style-name="Title"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fo:margin-left="0cm" fo:margin-right="0cm" fo:margin-top="0.212cm" fo:margin-bottom="0cm" fo:line-height="100%" fo:orphans="0" fo:widows="0" fo:hyphenation-ladder-count="no-limit" fo:text-indent="0cm" style:auto-text-indent="false">
        <style:tab-stops>
          <style:tab-stop style:position="7.795cm" style:type="center"/>
          <style:tab-stop style:position="15.589cm" style:type="right"/>
        </style:tab-stops>
      </style:paragraph-properties>
      <style:text-properties style:font-name="Arial2" fo:font-weight="bold" fo:hyphenate="false" fo:hyphenation-remain-char-count="2" fo:hyphenation-push-char-count="2"/>
    </style:style>
    <style:style style:name="Footer" style:family="paragraph" style:parent-style-name="Standard" style:class="extra">
      <style:paragraph-properties fo:margin-left="0cm" fo:margin-right="0cm" fo:margin-top="0.212cm" fo:margin-bottom="0cm" fo:line-height="100%" fo:text-indent="0cm" style:auto-text-indent="false">
        <style:tab-stops>
          <style:tab-stop style:position="7.795cm" style:type="center"/>
          <style:tab-stop style:position="15.589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212cm" fo:margin-bottom="0.212cm" fo:text-align="center" style:justify-single-word="false" fo:text-indent="0cm" style:auto-text-indent="false"/>
      <style:text-properties style:font-name="Arial" fo:font-size="10pt" fo:font-weight="bold" style:font-size-asian="10pt" style:font-weight-asian="bold" style:font-name-complex="Arial"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auto-update="true" style:class="extra">
      <style:paragraph-properties fo:margin-left="0.503cm" fo:margin-right="0cm" fo:margin-top="0.212cm" fo:margin-bottom="0cm" fo:line-height="100%" fo:text-align="start" style:justify-single-word="false" fo:text-indent="-0.503cm" style:auto-text-indent="false">
        <style:tab-stops/>
      </style:paragraph-properties>
      <style:text-properties fo:font-size="9pt" style:font-size-asian="9pt" style:font-size-complex="9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Título_20_sem_20_Índice" style:next-style-name="Standard" style:auto-update="true" style:class="index">
      <style:paragraph-properties fo:margin-left="0cm" fo:margin-right="0cm" fo:text-indent="0cm"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auto-update="true" style:class="index">
      <style:paragraph-properties fo:margin-left="0cm" fo:margin-right="0cm" fo:margin-top="0.212cm" fo:margin-bottom="0cm" fo:line-height="100%" fo:text-align="start" style:justify-single-word="false" fo:text-indent="0cm" style:auto-text-indent="false">
        <style:tab-stops>
          <style:tab-stop style:position="16cm" style:type="right" style:leader-style="dotted" style:leader-text="."/>
        </style:tab-stops>
      </style:paragraph-properties>
      <style:text-properties fo:font-variant="normal" fo:text-transform="none" style:font-name="Arial" fo:language="pt" fo:country="BR" fo:font-weight="bold" style:letter-kerning="true" style:language-asian="pt" style:country-asian="BR" style:font-name-complex="Arial"/>
    </style:style>
    <style:style style:name="Contents_20_2" style:display-name="Contents 2" style:family="paragraph" style:parent-style-name="Contents_20_1" style:auto-update="true" style:class="index">
      <style:paragraph-properties fo:margin-left="0cm" fo:margin-right="0cm" fo:margin-top="0.212cm" fo:margin-bottom="0cm" fo:line-height="100%" fo:text-align="start" style:justify-single-word="false" fo:text-indent="0cm" style:auto-text-indent="false">
        <style:tab-stops>
          <style:tab-stop style:position="16cm" style:type="right" style:leader-style="dotted" style:leader-text="."/>
        </style:tab-stops>
      </style:paragraph-properties>
      <style:text-properties fo:font-variant="normal" fo:text-transform="none" style:font-name="Arial" fo:font-size="11pt" fo:language="pt" fo:country="BR" fo:font-style="italic" fo:font-weight="normal" style:letter-kerning="true" style:font-size-asian="11pt" style:language-asian="pt" style:country-asian="BR" style:font-name-complex="Arial" style:font-size-complex="11pt"/>
    </style:style>
    <style:style style:name="Contents_20_3" style:display-name="Contents 3" style:family="paragraph" style:parent-style-name="Contents_20_2" style:auto-update="true" style:class="index">
      <style:paragraph-properties fo:margin-left="0cm" fo:margin-right="0cm" fo:margin-top="0.212cm" fo:margin-bottom="0cm" fo:line-height="100%" fo:text-indent="0cm" style:auto-text-indent="false">
        <style:tab-stops>
          <style:tab-stop style:position="16cm" style:type="right" style:leader-style="dotted" style:leader-text="."/>
        </style:tab-stops>
      </style:paragraph-properties>
      <style:text-properties style:font-name="Arial" fo:font-size="10pt" fo:language="pt" fo:country="BR" fo:font-style="normal" style:font-size-asian="10pt" style:language-asian="pt" style:country-asian="BR" style:font-name-complex="Arial" style:font-size-complex="10pt"/>
    </style:style>
    <style:style style:name="Contents_20_4" style:display-name="Contents 4" style:family="paragraph" style:parent-style-name="Contents_20_3" style:next-style-name="Standard" style:class="index">
      <style:paragraph-properties fo:margin-left="0cm" fo:margin-right="0cm" fo:text-align="start" style:justify-single-word="false" fo:text-indent="0cm" style:auto-text-indent="false">
        <style:tab-stops>
          <style:tab-stop style:position="1cm"/>
          <style:tab-stop style:position="1.157cm"/>
          <style:tab-stop style:position="1.251cm"/>
          <style:tab-stop style:position="1.501cm"/>
          <style:tab-stop style:position="1.752cm"/>
          <style:tab-stop style:position="14.002cm" style:type="right" style:leader-style="dotted" style:leader-text="."/>
          <style:tab-stop style:position="16.002cm" style:type="right" style:leader-style="dotted" style:leader-text="."/>
        </style:tab-stops>
      </style:paragraph-properties>
      <style:text-properties fo:font-weight="bold" style:letter-kerning="true" style:font-weight-asian="bold" style:font-weight-complex="bold"/>
    </style:style>
    <style:style style:name="Contents_20_5" style:display-name="Contents 5" style:family="paragraph" style:parent-style-name="Contents_20_4" style:next-style-name="Standard" style:class="index">
      <style:paragraph-properties fo:margin-left="0cm" fo:margin-right="0cm" fo:text-indent="0cm" style:auto-text-indent="false"/>
    </style:style>
    <style:style style:name="Contents_20_6" style:display-name="Contents 6" style:family="paragraph" style:parent-style-name="Contents_20_5" style:next-style-name="Standard" style:class="index">
      <style:paragraph-properties fo:margin-left="0cm" fo:margin-right="0cm" fo:text-indent="0cm" style:auto-text-indent="false"/>
    </style:style>
    <style:style style:name="Contents_20_7" style:display-name="Contents 7" style:family="paragraph" style:parent-style-name="Contents_20_6" style:next-style-name="Standard" style:class="index">
      <style:paragraph-properties fo:margin-left="0cm" fo:margin-right="0cm" fo:text-indent="0cm" style:auto-text-indent="false"/>
    </style:style>
    <style:style style:name="Contents_20_8" style:display-name="Contents 8" style:family="paragraph" style:parent-style-name="Contents_20_7" style:next-style-name="Standard" style:class="index">
      <style:paragraph-properties fo:margin-left="0cm" fo:margin-right="0cm" fo:text-indent="0cm" style:auto-text-indent="false"/>
    </style:style>
    <style:style style:name="Contents_20_9" style:display-name="Contents 9" style:family="paragraph" style:parent-style-name="Contents_20_8" style:next-style-name="Standard"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ferência_20_Bibliográfica" style:display-name="Referência Bibliográfica" style:family="paragraph" style:parent-style-name="Standard" style:master-page-name="">
      <style:paragraph-properties fo:margin-left="0cm" fo:margin-right="0cm" fo:line-height="100%" fo:text-align="start" style:justify-single-word="false" fo:keep-together="always" fo:orphans="0" fo:widows="0" fo:text-indent="0cm" style:auto-text-indent="false" style:page-number="auto">
        <style:tab-stops>
          <style:tab-stop style:position="0.751cm"/>
        </style:tab-stops>
      </style:paragraph-properties>
      <style:text-properties style:letter-kerning="true"/>
    </style:style>
    <style:style style:name="Capa_20_1-_20_Universidade" style:display-name="Capa 1- Universidade" style:family="paragraph" style:parent-style-name="Standard" style:next-style-name="Capa_20_2_20_-_20_Faculdade">
      <style:paragraph-properties fo:margin-left="0cm" fo:margin-right="0cm" fo:line-height="100%" fo:text-align="center" style:justify-single-word="false" fo:text-indent="0cm" style:auto-text-indent="false"/>
      <style:text-properties fo:font-variant="small-caps" fo:font-size="14pt" style:letter-kerning="true" style:font-size-asian="14pt" style:font-size-complex="14pt"/>
    </style:style>
    <style:style style:name="Capa_20_3_20_-_20_Título" style:display-name="Capa 3 - Título" style:family="paragraph" style:parent-style-name="Capa_20_1-_20_Universidade" style:next-style-name="Capa_20_4_20_-_20_Autor">
      <style:paragraph-properties fo:margin-top="6.985cm" fo:margin-bottom="6.985cm"/>
      <style:text-properties fo:text-transform="uppercase" fo:font-size="16pt" fo:font-weight="bold" style:font-size-asian="18pt" style:font-weight-asian="bold" style:font-size-complex="18pt" style:font-weight-complex="bold"/>
    </style:style>
    <style:style style:name="Capa_20_4_20_-_20_Autor" style:display-name="Capa 4 - Autor" style:family="paragraph" style:parent-style-name="Capa_20_3_20_-_20_Título" style:next-style-name="Capa_20_5_20_-_20_Curso">
      <style:paragraph-properties fo:margin-top="0cm" fo:margin-bottom="0.635cm"/>
      <style:text-properties fo:font-variant="normal" fo:text-transform="none" fo:font-size="14pt" fo:font-weight="normal" style:font-size-asian="14pt" style:font-weight-asian="normal" style:font-size-complex="14pt" style:font-weight-complex="normal"/>
    </style:style>
    <style:style style:name="Capa_20_5_20_-_20_Curso" style:display-name="Capa 5 - Curso" style:family="paragraph" style:parent-style-name="Capa_20_4_20_-_20_Autor" style:next-style-name="Capa_20_6_20_-_20_Orientador">
      <style:paragraph-properties fo:background-color="transparent">
        <style:background-image/>
      </style:paragraph-properties>
      <style:text-properties fo:text-transform="uppercase" fo:font-weight="bold" style:font-weight-asian="bold" style:font-weight-complex="bold"/>
    </style:style>
    <style:style style:name="Capa_20_6_20_-_20_Orientador" style:display-name="Capa 6 - Orientador" style:family="paragraph" style:parent-style-name="Capa_20_5_20_-_20_Curso" style:next-style-name="Capa_20_7_20_-_20_Local_20_e_20_Data">
      <style:text-properties fo:font-variant="normal" fo:text-transform="none" fo:font-weight="normal" style:font-weight-asian="normal" style:font-weight-complex="normal"/>
    </style:style>
    <style:style style:name="Capa_20_7_20_-_20_Local_20_e_20_Data" style:display-name="Capa 7 - Local e Data" style:family="paragraph" style:parent-style-name="Capa_20_6_20_-_20_Orientador" style:next-style-name="Título_20_sem_20_Índice">
      <style:paragraph-properties fo:margin-top="0cm" fo:margin-bottom="0cm"/>
      <style:text-properties fo:font-size="12pt"/>
    </style:style>
    <style:style style:name="Capa_20_2_20_-_20_Faculdade" style:display-name="Capa 2 - Faculdade" style:family="paragraph" style:parent-style-name="Capa_20_1-_20_Universidade" style:next-style-name="Capa_20_3_20_-_20_Título"/>
    <style:style style:name="Dedicatória" style:family="paragraph" style:parent-style-name="Standard" style:next-style-name="Título_20_Sumário" style:master-page-name="">
      <style:paragraph-properties fo:margin-left="8.001cm" fo:margin-right="0cm" fo:margin-top="0.847cm" fo:margin-bottom="0.212cm" fo:text-align="end" style:justify-single-word="false" fo:hyphenation-ladder-count="no-limit" fo:text-indent="1.251cm" style:auto-text-indent="false" style:page-number="auto"/>
      <style:text-properties fo:font-style="italic" style:letter-kerning="true" style:font-style-asian="italic" style:font-style-complex="italic" fo:hyphenate="false" fo:hyphenation-remain-char-count="2" fo:hyphenation-push-char-count="2"/>
    </style:style>
    <style:style style:name="Título_20_sem_20_número" style:display-name="Título sem número" style:family="paragraph" style:parent-style-name="Heading_20_1" style:next-style-name="Standard" style:master-page-name="Capa">
      <style:paragraph-properties fo:margin-left="0cm" fo:margin-right="0cm" fo:text-indent="0cm" style:auto-text-indent="false" style:page-number="auto"/>
    </style:style>
    <style:style style:name="Texto_20_de_20_comentário" style:display-name="Texto de comentário" style:family="paragraph" style:parent-style-name="Standard">
      <style:paragraph-properties fo:margin-left="0cm" fo:margin-right="0cm" fo:margin-top="0.212cm" fo:margin-bottom="0.212cm" fo:line-height="100%" fo:text-indent="0cm" style:auto-text-indent="false"/>
      <style:text-properties fo:font-size="10pt" style:letter-kerning="true" style:font-size-asian="10pt" style:font-size-complex="10pt"/>
    </style:style>
    <style:style style:name="Título_20_da_20_nota" style:display-name="Título da nota" style:family="paragraph" style:parent-style-name="Standard" style:next-style-name="Standard"/>
    <style:style style:name="Citação" style:family="paragraph" style:parent-style-name="Standard" style:next-style-name="Standard">
      <style:paragraph-properties fo:margin-left="4.001cm" fo:margin-right="0cm" fo:margin-top="0.21cm" fo:margin-bottom="0.21cm" fo:line-height="100%" fo:text-indent="0cm" style:auto-text-indent="false"/>
      <style:text-properties fo:font-size="10pt" style:letter-kerning="true"/>
    </style:style>
    <style:style style:name="Recuo_20_de_20_corpo_20_de_20_texto_20_2" style:display-name="Recuo de corpo de texto 2" style:family="paragraph" style:parent-style-name="Standard">
      <style:paragraph-properties fo:margin-top="0.212cm" fo:margin-bottom="0.635cm"/>
    </style:style>
    <style:style style:name="Lista_20_com_20_Bolinhas" style:display-name="Lista com Bolinhas" style:family="paragraph" style:parent-style-name="Standard" style:auto-update="true" style:list-style-name="Lista_20_com_20_bolinhas">
      <style:paragraph-properties fo:margin-left="0cm" fo:margin-right="0cm" fo:margin-top="0cm" fo:margin-bottom="0.212cm" fo:text-align="start" style:justify-single-word="false" fo:text-indent="0cm" style:auto-text-indent="false" fo:background-color="transparent" style:shadow="none">
        <style:tab-stops/>
        <style:background-image/>
      </style:paragraph-properties>
    </style:style>
    <style:style style:name="Lista_20_com_20_letras" style:display-name="Lista com letras" style:family="paragraph" style:parent-style-name="Lista_20_com_20_Bolinhas" style:auto-update="true" style:list-style-name="Lista_20_com_20_letras">
      <style:paragraph-properties fo:margin-left="0cm" fo:margin-right="0.75cm" fo:margin-top="0cm" fo:margin-bottom="0.21cm" fo:text-indent="0cm" style:auto-text-indent="false" text:number-lines="true" text:line-number="1"/>
    </style:style>
    <style:style style:name="Tabela_20_texto" style:display-name="Tabela texto" style:family="paragraph">
      <style:paragraph-properties fo:margin-top="0.106cm" fo:margin-bottom="0.106cm" fo:orphans="2" fo:widows="2" style:text-autospace="none" style:punctuation-wrap="simple" style:vertical-align="baseline"/>
      <style:text-properties style:use-window-font-color="true" style:font-name="Arial" fo:font-size="8pt" fo:language="pt" fo:country="BR" style:font-name-asian="Times New Roman" style:font-size-asian="10pt" style:language-asian="pt" style:country-asian="BR" style:font-name-complex="Arial" style:font-size-complex="10pt" style:language-complex="ar" style:country-complex="SA"/>
    </style:style>
    <style:style style:name="Tabela_20_Título" style:display-name="Tabela Título" style:family="paragraph" style:parent-style-name="Tabela_20_texto">
      <style:paragraph-properties fo:text-align="center" style:justify-single-word="false"/>
      <style:text-properties fo:font-size="10pt" fo:font-weight="bold" style:font-size-asian="12pt" style:font-weight-asian="bold" style:font-size-complex="12pt" style:font-weight-complex="bold"/>
    </style:style>
    <style:style style:name="Figura" style:family="paragraph" style:parent-style-name="Tabela_20_texto" style:next-style-name="Standard"/>
    <style:style style:name="Lista_20_-_20_continuação" style:display-name="Lista - continuação" style:family="paragraph" style:parent-style-name="Lista_20_com_20_Bolinhas" style:next-style-name="List" style:auto-update="true">
      <style:paragraph-properties fo:margin-left="0.75cm" fo:margin-right="0cm" fo:text-indent="0.75cm" style:auto-text-indent="false"/>
    </style:style>
    <style:style style:name="Título_20_Sumário" style:display-name="Título Sumário" style:family="paragraph" style:parent-style-name="Título_20_sem_20_número" style:next-style-name="Contents_20_1" style:auto-update="true">
      <style:paragraph-properties fo:break-before="auto" fo:break-after="auto"/>
    </style:style>
    <style:style style:name="Título_20_agradecimentos" style:display-name="Título agradecimentos" style:family="paragraph" style:parent-style-name="Título_20_Sumário" style:next-style-name="Dedicatória"/>
    <style:style style:name="Título_20_Resumo" style:display-name="Título Resumo" style:family="paragraph" style:parent-style-name="Título_20_agradecimentos" style:next-style-name="Resumo" style:master-page-name="First_20_Page">
      <style:paragraph-properties style:page-number="auto"/>
    </style:style>
    <style:style style:name="Subtítulo_20_sem_20_número" style:display-name="Subtítulo sem número" style:family="paragraph" style:parent-style-name="Heading_20_2" style:next-style-name="Standard">
      <style:paragraph-properties fo:margin-left="0cm" fo:margin-right="0cm" fo:text-indent="0cm" style:auto-text-indent="false"/>
    </style:style>
    <style:style style:name="Título_20_sem_20_Índice" style:display-name="Título sem Índice" style:family="paragraph" style:parent-style-name="Título_20_sem_20_número" style:next-style-name="Standard">
      <style:paragraph-properties fo:margin-top="0cm" fo:margin-bottom="1cm"/>
      <style:text-properties fo:font-size="14pt"/>
    </style:style>
    <style:style style:name="Epígrafe" style:family="paragraph" style:parent-style-name="Dedicatória" style:next-style-name="Epígrafe_20_-_20_autor">
      <style:paragraph-properties fo:margin-left="8.001cm" fo:margin-right="0cm" fo:margin-top="0cm" fo:margin-bottom="0.212cm" fo:line-height="100%" fo:text-indent="0cm" style:auto-text-indent="false"/>
      <style:text-properties fo:font-size="10pt" style:font-size-asian="10pt" style:font-size-complex="10pt"/>
    </style:style>
    <style:style style:name="Resumo" style:family="paragraph" style:parent-style-name="Standard">
      <style:paragraph-properties fo:line-height="100%"/>
    </style:style>
    <style:style style:name="Epígrafe_20_-_20_autor" style:display-name="Epígrafe - autor" style:family="paragraph" style:parent-style-name="Epígrafe" style:next-style-name="Standard">
      <style:text-properties fo:font-weight="bold" style:font-weight-asian="bold" style:font-weight-complex="bold"/>
    </style:style>
    <style:style style:name="Título_20_Bibliografia" style:display-name="Título Bibliografia" style:family="paragraph" style:parent-style-name="Título_20_sem_20_número" style:next-style-name="Referência_20_Bibliográfica"/>
    <style:style style:name="Aprovação_20_-_20_texto" style:display-name="Aprovação - texto" style:family="paragraph" style:parent-style-name="Standard">
      <style:paragraph-properties fo:margin-left="0cm" fo:margin-right="0cm" fo:line-height="100%" fo:text-align="start" style:justify-single-word="false" fo:text-indent="0.026cm" style:auto-text-indent="false">
        <style:tab-stops>
          <style:tab-stop style:position="2.249cm"/>
          <style:tab-stop style:position="7.011cm"/>
        </style:tab-stops>
      </style:paragraph-properties>
    </style:style>
    <style:style style:name="Rosto_20_1_20_-_20_Autor" style:display-name="Rosto 1 - Autor" style:family="paragraph" style:parent-style-name="Standard" style:master-page-name="Capa">
      <style:paragraph-properties fo:margin-left="0cm" fo:margin-right="0cm" fo:margin-top="0cm" fo:margin-bottom="2cm" fo:line-height="100%" fo:text-align="center" style:justify-single-word="false" fo:orphans="0" fo:widows="0" fo:hyphenation-ladder-count="no-limit" fo:text-indent="0cm" style:auto-text-indent="false" style:page-number="1" fo:break-before="auto" fo:break-after="auto"/>
      <style:text-properties fo:font-variant="normal" fo:text-transform="none" fo:font-size="14pt" fo:font-weight="normal" style:letter-kerning="true" style:font-size-asian="18pt" style:font-weight-asian="bold" style:font-size-complex="18pt" style:font-weight-complex="bold" fo:hyphenate="false" fo:hyphenation-remain-char-count="2" fo:hyphenation-push-char-count="2"/>
    </style:style>
    <style:style style:name="Rosto_20_2_20_-_20_Título" style:display-name="Rosto 2 - Título" style:family="paragraph" style:parent-style-name="Rosto_20_1_20_-_20_Autor" style:next-style-name="Rosto_20_3_20_-_20_Descrição" style:master-page-name="">
      <style:paragraph-properties fo:margin-left="0cm" fo:margin-right="0cm" fo:margin-top="7.999cm" fo:margin-bottom="3cm" fo:text-indent="0cm" style:auto-text-indent="false" style:page-number="auto" fo:break-before="auto" fo:break-after="auto"/>
      <style:text-properties fo:text-transform="uppercase" fo:font-size="16pt" fo:font-weight="bold" style:font-weight-asian="bold" style:font-weight-complex="bold"/>
    </style:style>
    <style:style style:name="Rosto_20_3_20_-_20_Descrição" style:display-name="Rosto 3 - Descrição" style:family="paragraph" style:parent-style-name="Standard" style:auto-update="true" style:master-page-name="">
      <style:paragraph-properties fo:margin-left="7.999cm" fo:margin-right="0.03cm" fo:margin-top="0cm" fo:margin-bottom="4.001cm" fo:line-height="100%" fo:text-align="justify" style:justify-single-word="false" fo:hyphenation-ladder-count="no-limit" fo:text-indent="0cm" style:auto-text-indent="false" style:page-number="auto"/>
      <style:text-properties fo:hyphenate="false" fo:hyphenation-remain-char-count="2" fo:hyphenation-push-char-count="2"/>
    </style:style>
    <style:style style:name="Rosto_20_4_20_-_20_orientador" style:display-name="Rosto 4 - orientador" style:family="paragraph" style:parent-style-name="Standard">
      <style:paragraph-properties fo:margin-left="0cm" fo:margin-right="0cm" fo:text-align="center" style:justify-single-word="false" fo:text-indent="0cm" style:auto-text-indent="false"/>
    </style:style>
    <style:style style:name="Epígrafe_20_geral" style:display-name="Epígrafe geral" style:family="paragraph" style:parent-style-name="Epígrafe" style:next-style-name="Epígrafe_20_-_20_autor" style:master-page-name="First_20_Page">
      <style:paragraph-properties fo:margin-top="5.001cm" fo:margin-bottom="0.21cm" style:page-number="auto" fo:break-before="auto" fo:break-after="auto"/>
      <style:text-properties fo:font-size="12pt"/>
    </style:style>
    <style:style style:name="Aprovação_20_-_20_natureza" style:display-name="Aprovação - natureza" style:family="paragraph" style:parent-style-name="Aprovação_20_-_20_texto" style:master-page-name="">
      <style:paragraph-properties fo:margin-left="7.999cm" fo:margin-right="0cm" fo:text-align="justify" style:justify-single-word="false" fo:hyphenation-ladder-count="no-limit" fo:text-indent="0.03cm" style:auto-text-indent="false" style:page-number="auto"/>
      <style:text-properties fo:hyphenate="false" fo:hyphenation-remain-char-count="2" fo:hyphenation-push-char-count="2"/>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parent-style-name="Fonte_20_parág._20_padrão">
      <style:text-properties style:text-position="0% 100%" style:font-name="Arial2" fo:font-size="8pt" fo:font-weight="bold" fo:background-color="transparen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style:use-window-font-color="true" style:text-underline-style="none"/>
    </style:style>
    <style:style style:name="Endnote_20_Symbol" style:display-name="Endnote Symbol" style:family="text">
      <style:text-properties fo:font-size="9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imbols" style:family="text">
      <style:text-properties style:font-name="Symbol" fo:background-color="transparent" style:font-name-complex="Times New Roman"/>
    </style:style>
    <style:style style:name="Monoespaçado" style:family="text">
      <style:text-properties style:font-name="Courier New" style:font-name-complex="Courier New"/>
    </style:style>
    <style:style style:name="Wingdings" style:family="text">
      <style:text-properties style:font-name="Wingdings" style:font-name-complex="Times New Roman"/>
    </style:style>
    <style:style style:name="Symbol" style:family="text">
      <style:text-properties style:font-name="Symbol" style:font-name-complex="Times New Roman"/>
    </style:style>
    <style:style style:name="Fonte_20_parág._20_padrão" style:display-name="Fonte parág. padrão" style:family="text"/>
    <style:style style:name="Ref._20_de_20_comentário" style:display-name="Ref. de comentário" style:family="text" style:parent-style-name="Fonte_20_parág._20_padrão">
      <style:text-properties fo:font-size="8pt" style:font-size-asian="8pt" style:font-size-complex="8pt"/>
    </style:style>
    <style:style style:name="Tecla" style:family="text" style:parent-style-name="Fonte_20_parág._20_padrão">
      <style:text-properties fo:font-variant="small-caps" style:text-line-through-style="none" style:text-position="0% 100%" style:font-name="Courier New" fo:font-size="10pt" fo:background-color="#d9d9d9" style:font-size-asian="10pt" style:font-relief="embossed"/>
    </style:style>
    <style:style style:name="Emphasis" style:family="text">
      <style:text-properties fo:font-style="italic" style:font-style-asian="italic" style:font-style-complex="italic"/>
    </style:style>
    <style:style style:name="URL_20_Bibliografia" style:display-name="URL Bibliografia" style:family="text">
      <style:text-properties fo:color="#000080" style:font-name="Lucida Sans Typewriter" fo:font-size="8pt"/>
    </style:style>
    <style:style style:name="DataURL" style:family="text">
      <style:text-properties fo:font-size="9pt" fo:font-style="italic"/>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text:style-name="Numbering_20_Symbols" style:num-prefix=" " style:num-suffix=" " style:num-format="1">
        <style:list-level-properties text:min-label-distance="0.199cm"/>
      </text:list-level-style-number>
      <text:list-level-style-number text:level="2" text:style-name="Numbering_20_Symbols" style:num-prefix=" " style:num-suffix=" " style:num-format="1" text:start-value="2"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381cm"/>
      </text:list-level-style-number>
    </text:list-style>
    <text:list-style style:name="List_20_1" style:display-name="List 1">
      <text:list-level-style-bullet text:level="1" text:style-name="Bullet_20_Symbols" text:bullet-char="●">
        <style:list-level-properties text:min-label-width="0.75cm"/>
        <style:text-properties style:font-name="StarSymbol"/>
      </text:list-level-style-bullet>
      <text:list-level-style-bullet text:level="2" text:style-name="Bullet_20_Symbols" text:bullet-char="●">
        <style:list-level-properties text:space-before="0.4cm" text:min-label-width="0.75cm"/>
        <style:text-properties style:font-name="StarSymbol"/>
      </text:list-level-style-bullet>
      <text:list-level-style-bullet text:level="3" text:style-name="Bullet_20_Symbols" text:bullet-char="●">
        <style:list-level-properties text:space-before="0.799cm" text:min-label-width="0.75cm"/>
        <style:text-properties style:font-name="StarSymbol"/>
      </text:list-level-style-bullet>
      <text:list-level-style-bullet text:level="4" text:style-name="Bullet_20_Symbols" text:bullet-char="●">
        <style:list-level-properties text:space-before="1.199cm" text:min-label-width="0.75cm"/>
        <style:text-properties style:font-name="StarSymbol"/>
      </text:list-level-style-bullet>
      <text:list-level-style-bullet text:level="5" text:style-name="Bullet_20_Symbols" text:bullet-char="●">
        <style:list-level-properties text:space-before="1.6cm" text:min-label-width="0.75cm"/>
        <style:text-properties style:font-name="StarSymbol"/>
      </text:list-level-style-bullet>
      <text:list-level-style-bullet text:level="6" text:style-name="Bullet_20_Symbols" text:bullet-char="●">
        <style:list-level-properties text:space-before="2cm" text:min-label-width="0.75cm"/>
        <style:text-properties style:font-name="StarSymbol"/>
      </text:list-level-style-bullet>
      <text:list-level-style-bullet text:level="7" text:style-name="Bullet_20_Symbols" text:bullet-char="●">
        <style:list-level-properties text:space-before="2.399cm" text:min-label-width="0.75cm"/>
        <style:text-properties style:font-name="StarSymbol"/>
      </text:list-level-style-bullet>
      <text:list-level-style-bullet text:level="8" text:style-name="Bullet_20_Symbols" text:bullet-char="●">
        <style:list-level-properties text:space-before="2.799cm" text:min-label-width="0.75cm"/>
        <style:text-properties style:font-name="StarSymbol"/>
      </text:list-level-style-bullet>
      <text:list-level-style-bullet text:level="9" text:style-name="Bullet_20_Symbols" text:bullet-char="●">
        <style:list-level-properties text:space-before="3.199cm" text:min-label-width="0.75cm"/>
        <style:text-properties style:font-name="StarSymbol"/>
      </text:list-level-style-bullet>
      <text:list-level-style-bullet text:level="10" text:style-name="Bullet_20_Symbols" text:bullet-char="●">
        <style:list-level-properties text:space-before="3.6cm" text:min-label-width="0.75cm"/>
        <style:text-properties style:font-name="StarSymbol"/>
      </text:list-level-style-bullet>
    </text:list-style>
    <text:list-style style:name="List_20_2" style:display-name="List 2">
      <text:list-level-style-bullet text:level="1" text:style-name="Bullet_20_Symbols" style:num-suffix=")" text:bullet-char="●">
        <style:list-level-properties text:min-label-width="0.75cm"/>
        <style:text-properties style:font-name="StarSymbol"/>
      </text:list-level-style-bullet>
      <text:list-level-style-bullet text:level="2" text:style-name="Bullet_20_Symbols" style:num-suffix=")" text:bullet-char="●">
        <style:list-level-properties text:space-before="0.3cm" text:min-label-width="0.75cm"/>
        <style:text-properties style:font-name="StarSymbol"/>
      </text:list-level-style-bullet>
      <text:list-level-style-bullet text:level="3" text:style-name="Bullet_20_Symbols" style:num-suffix=")" text:bullet-char="●">
        <style:list-level-properties text:space-before="0.599cm" text:min-label-width="0.75cm"/>
        <style:text-properties style:font-name="StarSymbol"/>
      </text:list-level-style-bullet>
      <text:list-level-style-bullet text:level="4" text:style-name="Bullet_20_Symbols" style:num-suffix=")" text:bullet-char="●">
        <style:list-level-properties text:space-before="0.899cm" text:min-label-width="0.75cm"/>
        <style:text-properties style:font-name="StarSymbol"/>
      </text:list-level-style-bullet>
      <text:list-level-style-bullet text:level="5" text:style-name="Bullet_20_Symbols" style:num-suffix=")" text:bullet-char="●">
        <style:list-level-properties text:space-before="1.199cm" text:min-label-width="0.75cm"/>
        <style:text-properties style:font-name="StarSymbol"/>
      </text:list-level-style-bullet>
      <text:list-level-style-bullet text:level="6" text:style-name="Bullet_20_Symbols" style:num-suffix=")" text:bullet-char="●">
        <style:list-level-properties text:space-before="1.499cm" text:min-label-width="0.75cm"/>
        <style:text-properties style:font-name="StarSymbol"/>
      </text:list-level-style-bullet>
      <text:list-level-style-bullet text:level="7" text:style-name="Bullet_20_Symbols" style:num-suffix=")" text:bullet-char="●">
        <style:list-level-properties text:space-before="1.801cm" text:min-label-width="0.75cm"/>
        <style:text-properties style:font-name="StarSymbol"/>
      </text:list-level-style-bullet>
      <text:list-level-style-bullet text:level="8" text:style-name="Bullet_20_Symbols" style:num-suffix=")" text:bullet-char="●">
        <style:list-level-properties text:space-before="2.1cm" text:min-label-width="0.75cm"/>
        <style:text-properties style:font-name="StarSymbol"/>
      </text:list-level-style-bullet>
      <text:list-level-style-bullet text:level="9" text:style-name="Bullet_20_Symbols" style:num-suffix=")" text:bullet-char="●">
        <style:list-level-properties text:space-before="2.4cm" text:min-label-width="0.75cm"/>
        <style:text-properties style:font-name="StarSymbol"/>
      </text:list-level-style-bullet>
      <text:list-level-style-bullet text:level="10" text:style-name="Bullet_20_Symbols" style:num-suffix=")" text:bullet-char="●">
        <style:list-level-properties text:space-before="2.7cm" text:min-label-width="0.75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a_20_com_20_letras" style:display-name="Lista com letras" text:consecutive-numbering="true">
      <text:list-level-style-number text:level="1" style:num-suffix=")" style:num-format="a">
        <style:list-level-properties text:min-label-width="0.75cm"/>
      </text:list-level-style-number>
      <text:list-level-style-number text:level="2" style:num-suffix=")" style:num-format="a">
        <style:list-level-properties text:space-before="1.905cm" text:min-label-width="0.75cm"/>
      </text:list-level-style-number>
      <text:list-level-style-number text:level="3" style:num-suffix=")" style:num-format="a">
        <style:list-level-properties text:min-label-width="0.75cm"/>
      </text:list-level-style-number>
      <text:list-level-style-number text:level="4" style:num-suffix=")" style:num-format="a">
        <style:list-level-properties text:space-before="4.445cm" text:min-label-width="0.75cm"/>
      </text:list-level-style-number>
      <text:list-level-style-number text:level="5" style:num-suffix=")" style:num-format="a">
        <style:list-level-properties text:space-before="5.715cm" text:min-label-width="0.75cm"/>
      </text:list-level-style-number>
      <text:list-level-style-number text:level="6" style:num-suffix=")" style:num-format="a">
        <style:list-level-properties text:min-label-width="0.75cm"/>
      </text:list-level-style-number>
      <text:list-level-style-number text:level="7" style:num-suffix=")" style:num-format="a">
        <style:list-level-properties text:space-before="8.255cm" text:min-label-width="0.75cm"/>
      </text:list-level-style-number>
      <text:list-level-style-number text:level="8" style:num-suffix=")" style:num-format="a">
        <style:list-level-properties text:space-before="9.525cm" text:min-label-width="0.75cm"/>
      </text:list-level-style-number>
      <text:list-level-style-number text:level="9" style:num-suffix=")" style:num-format="a">
        <style:list-level-properties text:min-label-width="0.75cm"/>
      </text:list-level-style-number>
      <text:list-level-style-number text:level="10" style:num-suffix=")" style:num-format="a">
        <style:list-level-properties text:space-before="6.35cm" text:min-label-width="0.75cm"/>
      </text:list-level-style-number>
    </text:list-style>
    <text:list-style style:name="Lista_20_com_20_bolinhas" style:display-name="Lista com bolinhas">
      <text:list-level-style-bullet text:level="1" text:style-name="Bullet_20_Symbols" text:bullet-char="●">
        <style:list-level-properties text:min-label-width="0.75cm" text:min-label-distance="0.101cm"/>
        <style:text-properties style:font-name="StarSymbol"/>
      </text:list-level-style-bullet>
      <text:list-level-style-bullet text:level="2" text:style-name="Bullet_20_Symbols" text:bullet-char="●">
        <style:list-level-properties text:min-label-width="0.75cm" text:min-label-distance="0.101cm"/>
        <style:text-properties style:font-name="StarSymbol"/>
      </text:list-level-style-bullet>
      <text:list-level-style-bullet text:level="3" text:style-name="Bullet_20_Symbols" text:bullet-char="●">
        <style:list-level-properties text:min-label-width="0.75cm" text:min-label-distance="0.101cm"/>
        <style:text-properties style:font-name="StarSymbol"/>
      </text:list-level-style-bullet>
      <text:list-level-style-bullet text:level="4" text:style-name="Bullet_20_Symbols" text:bullet-char="●">
        <style:list-level-properties text:min-label-width="0.75cm" text:min-label-distance="0.101cm"/>
        <style:text-properties style:font-name="StarSymbol"/>
      </text:list-level-style-bullet>
      <text:list-level-style-bullet text:level="5" text:style-name="Bullet_20_Symbols" text:bullet-char="●">
        <style:list-level-properties text:min-label-width="0.75cm" text:min-label-distance="0.101cm"/>
        <style:text-properties style:font-name="StarSymbol"/>
      </text:list-level-style-bullet>
      <text:list-level-style-bullet text:level="6" text:style-name="Bullet_20_Symbols" text:bullet-char="●">
        <style:list-level-properties text:min-label-width="0.75cm" text:min-label-distance="0.101cm"/>
        <style:text-properties style:font-name="StarSymbol"/>
      </text:list-level-style-bullet>
      <text:list-level-style-bullet text:level="7" text:style-name="Bullet_20_Symbols" text:bullet-char="●">
        <style:list-level-properties text:min-label-width="0.75cm" text:min-label-distance="0.101cm"/>
        <style:text-properties style:font-name="StarSymbol"/>
      </text:list-level-style-bullet>
      <text:list-level-style-bullet text:level="8" text:style-name="Bullet_20_Symbols" text:bullet-char="●">
        <style:list-level-properties text:min-label-width="0.75cm" text:min-label-distance="0.101cm"/>
        <style:text-properties style:font-name="StarSymbol"/>
      </text:list-level-style-bullet>
      <text:list-level-style-bullet text:level="9" text:style-name="Bullet_20_Symbols" text:bullet-char="●">
        <style:list-level-properties text:min-label-width="0.75cm" text:min-label-distance="0.101cm"/>
        <style:text-properties style:font-name="StarSymbol"/>
      </text:list-level-style-bullet>
      <text:list-level-style-bullet text:level="10" text:style-name="Bullet_20_Symbols" style:num-suffix="." text:bullet-char="●">
        <style:list-level-properties text:space-before="6.35cm" text:min-label-width="0.75cm" text:min-label-distance="0.101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026cm" fo:text-indent="0cm" style:auto-text-indent="false">
        <style:tab-stops>
          <style:tab-stop style:position="7.795cm" style:type="center"/>
          <style:tab-stop style:position="16.007cm" style:type="right"/>
        </style:tab-stops>
      </style:paragraph-properties>
    </style:style>
    <style:page-layout style:name="pm1">
      <style:page-layout-properties fo:page-width="21.001cm" fo:page-height="29.7cm" style:num-format="1" style:print-orientation="portrait" fo:margin-top="3cm" fo:margin-bottom="2cm" fo:margin-left="3.043cm" fo:margin-right="2cm" style:shadow="none"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37"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tab/><text:page-number text:select-page="current">20</text:page-number></text:p>
      </style:header>
    </style:master-page>
    <style:master-page style:name="First_20_Page" style:display-name="First Page" style:page-layout-name="pm2" style:next-style-name="Standard"/>
    <style:master-page style:name="Capa"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7$Build-9310</meta:generator>
    <dc:description>Modelo de trabalho de conclusão de curso (TCC) conforme normas da ABNT. 
Citação:
ROCHA, José Antonio Meira da. Modelo de Trabalho de Conclusão de Curso (TCC). Modelo de documento digital do programa MS Word disponível em &lt;http://www.meiradarocha.jor.br/uploads/1021/196/modelo_TCC-2006-08-09b.doc&gt;. Acesso em: 12 Junho 2006.</dc:description>
    <dc:subject>Redação Acadêmica</dc:subject>
    <meta:creation-date>2008-05-13T16:22:13</meta:creation-date>
    <dc:date>2008-08-27T17:39:51</dc:date>
    <meta:keyword>TCC</meta:keyword>
    <meta:keyword>ABNT</meta:keyword>
    <meta:keyword>monografia</meta:keyword>
    <dc:language>pt-BR</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24" meta:paragraph-count="221" meta:word-count="3153" meta:character-count="20237"/>
  </office:meta>
</office:document-meta>
</file>